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8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88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0.617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1.683cm"/>
    </style:style>
    <style:style style:name="co14" style:family="table-column">
      <style:table-column-properties fo:break-before="auto" style:column-width="2.45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2.94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3.792cm"/>
    </style:style>
    <style:style style:name="co21" style:family="table-column">
      <style:table-column-properties fo:break-before="auto" style:column-width="0.272cm"/>
    </style:style>
    <style:style style:name="co22" style:family="table-column">
      <style:table-column-properties fo:break-before="auto" style:column-width="2.133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676cm"/>
    </style:style>
    <style:style style:name="co25" style:family="table-column">
      <style:table-column-properties fo:break-before="auto" style:column-width="1.423cm"/>
    </style:style>
    <style:style style:name="co26" style:family="table-column">
      <style:table-column-properties fo:break-before="auto" style:column-width="1.74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2.023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1.598cm"/>
    </style:style>
    <style:style style:name="co31" style:family="table-column">
      <style:table-column-properties fo:break-before="auto" style:column-width="3.457cm"/>
    </style:style>
    <style:style style:name="co32" style:family="table-column">
      <style:table-column-properties fo:break-before="auto" style:column-width="4.228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bold" style:font-name-complex="JetBrains Mono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cat1_5f_PA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8" style:family="table-cell" style:parent-style-name="cat1_5f_PB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9" style:family="table-cell" style:parent-style-name="cat1_5f_PB_5f_stype">
      <style:table-cell-properties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1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8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0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cat1_5f_PA_5f_stype">
      <style:table-cell-properties fo:border="0.74pt solid #000000"/>
      <style:text-properties style:font-name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2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3" style:family="table-cell" style:parent-style-name="Default">
      <style:table-cell-properties fo:border="0.74pt solid #000000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4" style:family="table-cell" style:parent-style-name="Default">
      <style:table-cell-properties fo:background-color="#999999"/>
    </style:style>
    <style:style style:name="ce65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JetBrains Mono" style:font-name-asian="JetBrains Mono" style:font-name-complex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94" style:family="table-cell" style:parent-style-name="cat1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pt" fo:font-weight="bold" style:font-size-asian="10pt" style:font-weight-asian="bold" style:font-size-complex="10pt" style:font-weight-complex="bold"/>
    </style:style>
    <style:style style:name="ce96" style:family="table-cell" style:parent-style-name="cat1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7" style:family="table-cell" style:parent-style-name="cat2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8" style:family="table-cell" style:parent-style-name="cat2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9" style:family="table-cell" style:parent-style-name="cat1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0" style:family="table-cell" style:parent-style-name="cat1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1" style:family="table-cell" style:parent-style-name="cat2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2" style:family="table-cell" style:parent-style-name="cat2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3" style:family="table-cell" style:parent-style-name="cat1_5f_PA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4" style:family="table-cell" style:parent-style-name="cat1_5f_PB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0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ext-properties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I4])=&quot;cat1_PA&quot;)" style:apply-style-name="cat1_5f_PA_5f_stype" style:base-cell-address="finales.C4"/>
      <style:map style:condition="is-true-formula(COM.MICROSOFT.CONCAT([.$F4];&quot;_&quot;;[.$I4])=&quot;cat1_PB&quot;)" style:apply-style-name="cat1_5f_PB_5f_stype" style:base-cell-address="finales.C4"/>
      <style:map style:condition="is-true-formula(COM.MICROSOFT.CONCAT([.$F4];&quot;_&quot;;[.$I4])=&quot;cat2_PA&quot;)" style:apply-style-name="cat2_5f_PA_5f_stype" style:base-cell-address="finales.C4"/>
      <style:map style:condition="is-true-formula(COM.MICROSOFT.CONCAT([.$F4];&quot;_&quot;;[.$I4])=&quot;cat2_PB&quot;)" style:apply-style-name="cat2_5f_PB_5f_stype" style:base-cell-address="finales.C4"/>
    </style:style>
    <style:style style:name="ce1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  <style:map style:condition="is-true-formula(COM.MICROSOFT.CONCAT([.$F4];&quot;_&quot;;[.$I4])=&quot;cat1_PA&quot;)" style:apply-style-name="cat1_5f_PA_5f_stype" style:base-cell-address="finales.C4"/>
      <style:map style:condition="is-true-formula(COM.MICROSOFT.CONCAT([.$F4];&quot;_&quot;;[.$I4])=&quot;cat1_PB&quot;)" style:apply-style-name="cat1_5f_PB_5f_stype" style:base-cell-address="finales.C4"/>
      <style:map style:condition="is-true-formula(COM.MICROSOFT.CONCAT([.$F4];&quot;_&quot;;[.$I4])=&quot;cat2_PA&quot;)" style:apply-style-name="cat2_5f_PA_5f_stype" style:base-cell-address="finales.C4"/>
      <style:map style:condition="is-true-formula(COM.MICROSOFT.CONCAT([.$F4];&quot;_&quot;;[.$I4])=&quot;cat2_PB&quot;)" style:apply-style-name="cat2_5f_PB_5f_stype" style:base-cell-address="finales.C4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  <style:map style:condition="is-true-formula(COM.MICROSOFT.CONCAT([.$F4];&quot;_&quot;;[.$I4])=&quot;cat1_PA&quot;)" style:apply-style-name="cat1_5f_PA_5f_stype" style:base-cell-address="finales.C4"/>
      <style:map style:condition="is-true-formula(COM.MICROSOFT.CONCAT([.$F4];&quot;_&quot;;[.$I4])=&quot;cat1_PB&quot;)" style:apply-style-name="cat1_5f_PB_5f_stype" style:base-cell-address="finales.C4"/>
      <style:map style:condition="is-true-formula(COM.MICROSOFT.CONCAT([.$F4];&quot;_&quot;;[.$I4])=&quot;cat2_PA&quot;)" style:apply-style-name="cat2_5f_PA_5f_stype" style:base-cell-address="finales.C4"/>
      <style:map style:condition="is-true-formula(COM.MICROSOFT.CONCAT([.$F4];&quot;_&quot;;[.$I4])=&quot;cat2_PB&quot;)" style:apply-style-name="cat2_5f_PB_5f_stype" style:base-cell-address="finales.C4"/>
    </style:style>
    <style:style style:name="ce1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I4])=&quot;cat1_PA&quot;)" style:apply-style-name="cat1_5f_PA_5f_stype" style:base-cell-address="finales.C4"/>
      <style:map style:condition="is-true-formula(COM.MICROSOFT.CONCAT([.$F4];&quot;_&quot;;[.$I4])=&quot;cat1_PB&quot;)" style:apply-style-name="cat1_5f_PB_5f_stype" style:base-cell-address="finales.C4"/>
      <style:map style:condition="is-true-formula(COM.MICROSOFT.CONCAT([.$F4];&quot;_&quot;;[.$I4])=&quot;cat2_PA&quot;)" style:apply-style-name="cat2_5f_PA_5f_stype" style:base-cell-address="finales.C4"/>
      <style:map style:condition="is-true-formula(COM.MICROSOFT.CONCAT([.$F4];&quot;_&quot;;[.$I4])=&quot;cat2_PB&quot;)" style:apply-style-name="cat2_5f_PB_5f_stype" style:base-cell-address="finales.C4"/>
    </style:style>
    <style:style style:name="ce113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I4])=&quot;cat1_PA&quot;)" style:apply-style-name="cat1_5f_PA_5f_stype" style:base-cell-address="finales.C4"/>
      <style:map style:condition="is-true-formula(COM.MICROSOFT.CONCAT([.$F4];&quot;_&quot;;[.$I4])=&quot;cat1_PB&quot;)" style:apply-style-name="cat1_5f_PB_5f_stype" style:base-cell-address="finales.C4"/>
      <style:map style:condition="is-true-formula(COM.MICROSOFT.CONCAT([.$F4];&quot;_&quot;;[.$I4])=&quot;cat2_PA&quot;)" style:apply-style-name="cat2_5f_PA_5f_stype" style:base-cell-address="finales.C4"/>
      <style:map style:condition="is-true-formula(COM.MICROSOFT.CONCAT([.$F4];&quot;_&quot;;[.$I4])=&quot;cat2_PB&quot;)" style:apply-style-name="cat2_5f_PB_5f_stype" style:base-cell-address="finales.C4"/>
    </style:style>
    <style:style style:name="ce114" style:family="table-cell" style:parent-style-name="Default">
      <style:table-cell-properties fo:border="0.74pt solid #000000"/>
      <style:map style:condition="is-true-formula(COM.MICROSOFT.CONCAT([.$F4];&quot;_&quot;;[.$I4])=&quot;cat1_PA&quot;)" style:apply-style-name="cat1_5f_PA_5f_stype" style:base-cell-address="finales.C4"/>
      <style:map style:condition="is-true-formula(COM.MICROSOFT.CONCAT([.$F4];&quot;_&quot;;[.$I4])=&quot;cat1_PB&quot;)" style:apply-style-name="cat1_5f_PB_5f_stype" style:base-cell-address="finales.C4"/>
      <style:map style:condition="is-true-formula(COM.MICROSOFT.CONCAT([.$F4];&quot;_&quot;;[.$I4])=&quot;cat2_PA&quot;)" style:apply-style-name="cat2_5f_PA_5f_stype" style:base-cell-address="finales.C4"/>
      <style:map style:condition="is-true-formula(COM.MICROSOFT.CONCAT([.$F4];&quot;_&quot;;[.$I4])=&quot;cat2_PB&quot;)" style:apply-style-name="cat2_5f_PB_5f_stype" style:base-cell-address="finales.C4"/>
    </style:style>
    <style:style style:name="ce115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I4])=&quot;cat1_PA&quot;)" style:apply-style-name="cat1_5f_PA_5f_stype" style:base-cell-address="finales.C4"/>
      <style:map style:condition="is-true-formula(COM.MICROSOFT.CONCAT([.$F4];&quot;_&quot;;[.$I4])=&quot;cat1_PB&quot;)" style:apply-style-name="cat1_5f_PB_5f_stype" style:base-cell-address="finales.C4"/>
      <style:map style:condition="is-true-formula(COM.MICROSOFT.CONCAT([.$F4];&quot;_&quot;;[.$I4])=&quot;cat2_PA&quot;)" style:apply-style-name="cat2_5f_PA_5f_stype" style:base-cell-address="finales.C4"/>
      <style:map style:condition="is-true-formula(COM.MICROSOFT.CONCAT([.$F4];&quot;_&quot;;[.$I4])=&quot;cat2_PB&quot;)" style:apply-style-name="cat2_5f_PB_5f_stype" style:base-cell-address="finales.C4"/>
    </style:style>
    <style:style style:name="ce1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JetBrains Mono" style:font-name-asian="JetBrains Mono" style:font-name-complex="JetBrains Mono"/>
      <style:map style:condition="is-true-formula(COM.MICROSOFT.CONCAT([.$F4];&quot;_&quot;;[.$I4])=&quot;cat1_PA&quot;)" style:apply-style-name="cat1_5f_PA_5f_stype" style:base-cell-address="finales.C4"/>
      <style:map style:condition="is-true-formula(COM.MICROSOFT.CONCAT([.$F4];&quot;_&quot;;[.$I4])=&quot;cat1_PB&quot;)" style:apply-style-name="cat1_5f_PB_5f_stype" style:base-cell-address="finales.C4"/>
      <style:map style:condition="is-true-formula(COM.MICROSOFT.CONCAT([.$F4];&quot;_&quot;;[.$I4])=&quot;cat2_PA&quot;)" style:apply-style-name="cat2_5f_PA_5f_stype" style:base-cell-address="finales.C4"/>
      <style:map style:condition="is-true-formula(COM.MICROSOFT.CONCAT([.$F4];&quot;_&quot;;[.$I4])=&quot;cat2_PB&quot;)" style:apply-style-name="cat2_5f_PB_5f_stype" style:base-cell-address="finales.C4"/>
    </style:style>
    <style:style style:name="ce117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I4])=&quot;cat1_PA&quot;)" style:apply-style-name="cat1_5f_PA_5f_stype" style:base-cell-address="finales.C4"/>
      <style:map style:condition="is-true-formula(COM.MICROSOFT.CONCAT([.$F4];&quot;_&quot;;[.$I4])=&quot;cat1_PB&quot;)" style:apply-style-name="cat1_5f_PB_5f_stype" style:base-cell-address="finales.C4"/>
      <style:map style:condition="is-true-formula(COM.MICROSOFT.CONCAT([.$F4];&quot;_&quot;;[.$I4])=&quot;cat2_PA&quot;)" style:apply-style-name="cat2_5f_PA_5f_stype" style:base-cell-address="finales.C4"/>
      <style:map style:condition="is-true-formula(COM.MICROSOFT.CONCAT([.$F4];&quot;_&quot;;[.$I4])=&quot;cat2_PB&quot;)" style:apply-style-name="cat2_5f_PB_5f_stype" style:base-cell-address="finales.C4"/>
    </style:style>
    <style:style style:name="ce118" style:family="table-cell" style:parent-style-name="Default">
      <style:text-properties fo:color="#6a8759" style:text-outline="false" style:text-line-through-style="none" style:text-line-through-type="none" style:font-name="JetBrains Mono" fo:font-size="10pt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I4])=&quot;cat1_PA&quot;)" style:apply-style-name="cat1_5f_PA_5f_stype" style:base-cell-address="finales.C4"/>
      <style:map style:condition="is-true-formula(COM.MICROSOFT.CONCAT([.$F4];&quot;_&quot;;[.$I4])=&quot;cat1_PB&quot;)" style:apply-style-name="cat1_5f_PB_5f_stype" style:base-cell-address="finales.C4"/>
      <style:map style:condition="is-true-formula(COM.MICROSOFT.CONCAT([.$F4];&quot;_&quot;;[.$I4])=&quot;cat2_PA&quot;)" style:apply-style-name="cat2_5f_PA_5f_stype" style:base-cell-address="finales.C4"/>
      <style:map style:condition="is-true-formula(COM.MICROSOFT.CONCAT([.$F4];&quot;_&quot;;[.$I4])=&quot;cat2_PB&quot;)" style:apply-style-name="cat2_5f_PB_5f_stype" style:base-cell-address="finales.C4"/>
    </style:style>
    <style:style style:name="ce12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I4])=&quot;cat1_PA&quot;)" style:apply-style-name="cat1_5f_PA_5f_stype" style:base-cell-address="finales.C4"/>
      <style:map style:condition="is-true-formula(COM.MICROSOFT.CONCAT([.$F4];&quot;_&quot;;[.$I4])=&quot;cat1_PB&quot;)" style:apply-style-name="cat1_5f_PB_5f_stype" style:base-cell-address="finales.C4"/>
      <style:map style:condition="is-true-formula(COM.MICROSOFT.CONCAT([.$F4];&quot;_&quot;;[.$I4])=&quot;cat2_PA&quot;)" style:apply-style-name="cat2_5f_PA_5f_stype" style:base-cell-address="finales.C4"/>
      <style:map style:condition="is-true-formula(COM.MICROSOFT.CONCAT([.$F4];&quot;_&quot;;[.$I4])=&quot;cat2_PB&quot;)" style:apply-style-name="cat2_5f_PB_5f_stype" style:base-cell-address="finales.C4"/>
    </style:style>
    <style:style style:name="ce1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I4])=&quot;cat1_PA&quot;)" style:apply-style-name="cat1_5f_PA_5f_stype" style:base-cell-address="finales.C4"/>
      <style:map style:condition="is-true-formula(COM.MICROSOFT.CONCAT([.$F4];&quot;_&quot;;[.$I4])=&quot;cat1_PB&quot;)" style:apply-style-name="cat1_5f_PB_5f_stype" style:base-cell-address="finales.C4"/>
      <style:map style:condition="is-true-formula(COM.MICROSOFT.CONCAT([.$F4];&quot;_&quot;;[.$I4])=&quot;cat2_PA&quot;)" style:apply-style-name="cat2_5f_PA_5f_stype" style:base-cell-address="finales.C4"/>
      <style:map style:condition="is-true-formula(COM.MICROSOFT.CONCAT([.$F4];&quot;_&quot;;[.$I4])=&quot;cat2_PB&quot;)" style:apply-style-name="cat2_5f_PB_5f_stype" style:base-cell-address="finales.C4"/>
    </style:style>
    <style:style style:name="ce1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I4])=&quot;cat1_PA&quot;)" style:apply-style-name="cat1_5f_PA_5f_stype" style:base-cell-address="finales.C4"/>
      <style:map style:condition="is-true-formula(COM.MICROSOFT.CONCAT([.$F4];&quot;_&quot;;[.$I4])=&quot;cat1_PB&quot;)" style:apply-style-name="cat1_5f_PB_5f_stype" style:base-cell-address="finales.C4"/>
      <style:map style:condition="is-true-formula(COM.MICROSOFT.CONCAT([.$F4];&quot;_&quot;;[.$I4])=&quot;cat2_PA&quot;)" style:apply-style-name="cat2_5f_PA_5f_stype" style:base-cell-address="finales.C4"/>
      <style:map style:condition="is-true-formula(COM.MICROSOFT.CONCAT([.$F4];&quot;_&quot;;[.$I4])=&quot;cat2_PB&quot;)" style:apply-style-name="cat2_5f_PB_5f_stype" style:base-cell-address="finales.C4"/>
    </style:style>
    <style:style style:name="ce1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I4])=&quot;cat1_PA&quot;)" style:apply-style-name="cat1_5f_PA_5f_stype" style:base-cell-address="finales.C4"/>
      <style:map style:condition="is-true-formula(COM.MICROSOFT.CONCAT([.$F4];&quot;_&quot;;[.$I4])=&quot;cat1_PB&quot;)" style:apply-style-name="cat1_5f_PB_5f_stype" style:base-cell-address="finales.C4"/>
      <style:map style:condition="is-true-formula(COM.MICROSOFT.CONCAT([.$F4];&quot;_&quot;;[.$I4])=&quot;cat2_PA&quot;)" style:apply-style-name="cat2_5f_PA_5f_stype" style:base-cell-address="finales.C4"/>
      <style:map style:condition="is-true-formula(COM.MICROSOFT.CONCAT([.$F4];&quot;_&quot;;[.$I4])=&quot;cat2_PB&quot;)" style:apply-style-name="cat2_5f_PB_5f_stype" style:base-cell-address="finales.C4"/>
    </style:style>
    <style:style style:name="ce1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I4])=&quot;cat1_PA&quot;)" style:apply-style-name="cat1_5f_PA_5f_stype" style:base-cell-address="finales.C4"/>
      <style:map style:condition="is-true-formula(COM.MICROSOFT.CONCAT([.$F4];&quot;_&quot;;[.$I4])=&quot;cat1_PB&quot;)" style:apply-style-name="cat1_5f_PB_5f_stype" style:base-cell-address="finales.C4"/>
      <style:map style:condition="is-true-formula(COM.MICROSOFT.CONCAT([.$F4];&quot;_&quot;;[.$I4])=&quot;cat2_PA&quot;)" style:apply-style-name="cat2_5f_PA_5f_stype" style:base-cell-address="finales.C4"/>
      <style:map style:condition="is-true-formula(COM.MICROSOFT.CONCAT([.$F4];&quot;_&quot;;[.$I4])=&quot;cat2_PB&quot;)" style:apply-style-name="cat2_5f_PB_5f_stype" style:base-cell-address="finales.C4"/>
    </style:style>
    <style:style style:name="gr1" style:family="graphic">
      <style:graphic-properties fo:background-color="#bdbdbd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color="#9876aa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a9b7c6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9876aa" fo:font-size="10pt" fo:font-weight="normal" fo:font-style="norm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876aa"/>
    </style:style>
    <style:style style:name="T8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9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10" style:family="text">
      <style:text-properties fo:color="#9876aa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12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salles)" table:allow-empty-cell="true" table:display-list="unsorted" table:base-cell-address="matchspoules.D4">
          <table:error-message table:message-type="stop" table:display="true"/>
        </table:content-validation>
        <table:content-validation table:name="val2" table:condition="of:cell-content-is-in-list(points)" table:allow-empty-cell="true" table:display-list="unsorted" table:base-cell-address="matchspoules.N4">
          <table:error-message table:message-type="stop" table:display="true"/>
        </table:content-validation>
        <table:content-validation table:name="val3" table:condition="of:cell-content-is-in-list(buts)" table:allow-empty-cell="true" table:display-list="unsorted" table:base-cell-address="matchspoules.L4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"tournoi"</text:p>
          </table:table-cell>
          <table:table-cell table:style-name="ce14" office:value-type="string" calcext:value-type="string">
            <text:p><text:span text:style-name="T2">{</text:span></text:p>
            <text:p><text:span text:style-name="T3">"titre"</text:span><text:span text:style-name="T4">: </text:span><text:span text:style-name="T5">"Tournoi en salle U13G/U15G"</text:span><text:span text:style-name="T4">,</text:span></text:p>
            <text:p><text:span text:style-name="T3">"date"</text:span><text:span text:style-name="T4">: </text:span><text:span text:style-name="T5">"Samedi 06/01/2024"</text:span><text:span text:style-name="T4">,</text:span></text:p>
            <text:p><text:span text:style-name="T3">"temps_jeu"</text:span><text:span text:style-name="T4">: </text:span><text:span text:style-name="T5">"Temps de jeu 8 minutes. Rotation toutes les 10 minutes"</text:span><text:span text:style-name="T4">,</text:span></text:p>
            <text:p><text:span text:style-name="T3">"lien_reglement"</text:span><text:span text:style-name="T4">: </text:span><text:span text:style-name="T5">"pdf/01_ReglementTournoi2024.pdf"</text:span><text:span text:style-name="T4">,</text:span></text:p>
            <text:p><text:span text:style-name="T3">"lien_site"</text:span><text:span text:style-name="T4">: </text:span><text:span text:style-name="T5">"</text:span><text:span text:style-name="T5"><text:a xlink:href="https://www.tes.fcvalduloir.live/TES2024U13gU15g/dist/" xlink:type="simple">https://www.tes.fcvalduloir.live/TES2024U13gU15g/dist/</text:a></text:span><text:span text:style-name="T5">"</text:span><text:span text:style-name="T4">,</text:span></text:p>
            <text:p><text:span text:style-name="T3">"titre_QRcode"</text:span><text:span text:style-name="T4">: </text:span><text:span text:style-name="T5">"TournoiEnSalle FCVL U13G/U15G"</text:span></text:p>
            <text:p><text:span text:style-name="T2">}</text:span></text:p>
          </table:table-cell>
        </table:table-row>
        <table:table-row table:style-name="ro1">
          <table:table-cell table:style-name="ce3" office:value-type="string" calcext:value-type="string">
            <text:p>"lessalles"</text:p>
          </table:table-cell>
          <table:table-cell table:style-name="ce29" office:value-type="string" calcext:value-type="string">
            <text:p><text:span text:style-name="T6">[</text:span></text:p>
            <text:p><text:span text:style-name="T6">{</text:span><text:span text:style-name="T7">"id"</text:span><text:span text:style-name="T8">: </text:span><text:span text:style-name="T9">"1-GLC"</text:span><text:span text:style-name="T8">,    </text:span></text:p>
            <text:p><text:span text:style-name="T10">"nomlong"</text:span><text:span text:style-name="T8">: </text:span><text:span text:style-name="T9">"Gymnase Guy La Croix"</text:span><text:span text:style-name="T8">,    </text:span></text:p>
            <text:p><text:span text:style-name="T10">"lien"</text:span><text:span text:style-name="T8">: </text:span><text:span text:style-name="T9">"img/salles/1-GLC-int.png"</text:span><text:span text:style-name="T11">}</text:span><text:span text:style-name="T8">,  </text:span></text:p>
            <text:p><text:span text:style-name="T6">{</text:span><text:span text:style-name="T7">"id"</text:span><text:span text:style-name="T8">: </text:span><text:span text:style-name="T9">"2-CCVL"</text:span><text:span text:style-name="T8">,</text:span></text:p>
            <text:p><text:span text:style-name="T10">"nomlong"</text:span><text:span text:style-name="T8">: </text:span><text:span text:style-name="T9">"Gymnase CC Val du Loir"</text:span><text:span text:style-name="T8">,</text:span></text:p>
            <text:p><text:span text:style-name="T10">"lien"</text:span><text:span text:style-name="T8">: </text:span><text:span text:style-name="T9">"img/salles/2-CCVL.png"</text:span><text:span text:style-name="T11">}</text:span></text:p>
            <text:p><text:span text:style-name="T6">]</text:span></text:p>
          </table:table-cell>
        </table:table-row>
        <table:table-row table:style-name="ro2">
          <table:table-cell table:style-name="ce4" office:value-type="string" calcext:value-type="string">
            <text:p><text:span text:style-name="T1">"lescategories"</text:span></text:p>
          </table:table-cell>
          <table:table-cell table:style-name="ce14" office:value-type="string" calcext:value-type="string">
            <text:p><text:span text:style-name="T6">[</text:span></text:p>
            <text:p><text:span text:style-name="T6">{</text:span><text:span text:style-name="T7">"id"</text:span><text:span text:style-name="T8">: </text:span><text:span text:style-name="T9">"cat1"</text:span><text:span text:style-name="T8">,</text:span></text:p>
            <text:p><text:span text:style-name="T10">"categorie_id"</text:span><text:span text:style-name="T8">: </text:span><text:span text:style-name="T9">"U13G"</text:span><text:span text:style-name="T8">,</text:span></text:p>
            <text:p><text:span text:style-name="T10">"nomlong"</text:span><text:span text:style-name="T8">: </text:span><text:span text:style-name="T9">"U13 Garçons"</text:span><text:span text:style-name="T8">,</text:span></text:p>
            <text:p><text:span text:style-name="T10">"texthoraire"</text:span><text:span text:style-name="T8">: </text:span><text:span text:style-name="T9">"Rdv 13h30 - Début 14h10"</text:span><text:span text:style-name="T11">}</text:span><text:span text:style-name="T8">,</text:span></text:p>
            <text:p><text:span text:style-name="T6">{</text:span><text:span text:style-name="T7">"id"</text:span><text:span text:style-name="T8">: </text:span><text:span text:style-name="T9">"cat2"</text:span><text:span text:style-name="T8">,</text:span></text:p>
            <text:p><text:span text:style-name="T10">"categorie_id"</text:span><text:span text:style-name="T8">: </text:span><text:span text:style-name="T9">"U15G"</text:span><text:span text:style-name="T8">,</text:span></text:p>
            <text:p><text:span text:style-name="T10">"nomlong"</text:span><text:span text:style-name="T8">: </text:span><text:span text:style-name="T9">"U15 Garçons"</text:span><text:span text:style-name="T8">,</text:span></text:p>
            <text:p><text:span text:style-name="T10">"texthoraire"</text:span><text:span text:style-name="T8">: </text:span><text:span text:style-name="T9">"Rdv 13h30 - Début 14h10"</text:span><text:span text:style-name="T11">}</text:span></text:p>
            <text:p><text:span text:style-name="T6">]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Salle1</text:p>
          </table:table-cell>
          <table:table-cell table:style-name="ce30" office:value-type="string" calcext:value-type="string">
            <text:p>1-GLC</text:p>
          </table:table-cell>
        </table:table-row>
        <table:table-row table:style-name="ro3">
          <table:table-cell office:value-type="string" calcext:value-type="string">
            <text:p>Salle2</text:p>
          </table:table-cell>
          <table:table-cell table:style-name="ce30" office:value-type="string" calcext:value-type="string">
            <text:p>2-CCVL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ffichage conditionnel</text:p>
          </table:table-cell>
          <table:table-cell office:value-type="string" calcext:value-type="string">
            <text:p>CONCAT($A10;"_";$C10)="cat1_PA"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pertoir serve local :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:\Users\jcsou\eclipse-workspace\fcvlfutsal_u13g_u15g_2024\public\data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</table:table-row>
      </table:table>
      <table:table table:name="lesequipes" table:style-name="ta1">
        <office:forms form:automatic-focus="false" form:apply-design-mode="false"/>
        <table:table-column table:style-name="co4" table:default-cell-style-name="ce13"/>
        <table:table-column table:style-name="co5" table:default-cell-style-name="ce13"/>
        <table:table-column table:style-name="co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4">
          <table:table-cell table:style-name="ce33" office:value-type="string" calcext:value-type="string">
            <text:p><text:span text:style-name="T12">"lesequipes"</text:span></text:p>
          </table:table-cell>
          <table:table-cell table:style-name="ce33" office:value-type="string" calcext:value-type="string">
            <text:p>A9:G25</text:p>
          </table:table-cell>
          <table:table-cell table:style-name="ce7"/>
          <table:table-cell table:style-name="ce4" table:number-columns-repeated="3"/>
          <table:table-cell table:number-columns-repeated="3"/>
        </table:table-row>
        <table:table-row table:style-name="ro5">
          <table:table-cell table:style-name="ce33" office:value-type="string" calcext:value-type="string">
            <text:p>cat1_PA</text:p>
          </table:table-cell>
          <table:table-cell table:style-name="cat1_5f_PA_5f_stype" office:value-type="string" calcext:value-type="string">
            <text:p>#90CAF9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1_PB</text:p>
          </table:table-cell>
          <table:table-cell table:style-name="cat1_5f_PB_5f_stype" office:value-type="string" calcext:value-type="string">
            <text:p>#80cbc4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A</text:p>
          </table:table-cell>
          <table:table-cell table:style-name="cat2_5f_PA_5f_stype" office:value-type="string" calcext:value-type="string">
            <text:p>#b39ddb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B</text:p>
          </table:table-cell>
          <table:table-cell table:style-name="cat2_5f_PB_5f_stype" office:value-type="string" calcext:value-type="string">
            <text:p>#ef9a9a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olorPE</text:p>
          </table:table-cell>
          <table:table-cell table:style-name="ce33"/>
          <table:table-cell table:number-columns-repeated="7"/>
        </table:table-row>
        <table:table-row table:style-name="ro5">
          <table:table-cell table:style-name="ce33" office:value-type="string" calcext:value-type="string">
            <text:p>colorPF</text:p>
          </table:table-cell>
          <table:table-cell table:style-name="ce33"/>
          <table:table-cell table:number-columns-repeated="7"/>
        </table:table-row>
        <table:table-row table:style-name="ro3">
          <table:table-cell table:number-columns-repeated="9"/>
        </table:table-row>
        <table:table-row table:style-name="ro5"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fanion</text:p>
          </table:table-cell>
          <table:table-cell/>
          <table:table-cell table:style-name="ce53"/>
        </table:table-row>
        <table:table-row table:style-name="ro4">
          <table:table-cell table:style-name="ce36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1</text:p>
          </table:table-cell>
          <table:table-cell table:style-name="ce37" office:value-type="string" calcext:value-type="string">
            <text:p>district13g1</text:p>
          </table:table-cell>
          <table:table-cell table:style-name="ce37" office:value-type="string" calcext:value-type="string">
            <text:p>dist13g1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2</text:p>
          </table:table-cell>
          <table:table-cell table:style-name="ce37" office:value-type="string" calcext:value-type="string">
            <text:p>district13g2</text:p>
          </table:table-cell>
          <table:table-cell table:style-name="ce37" office:value-type="string" calcext:value-type="string">
            <text:p>dist13g2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3</text:p>
          </table:table-cell>
          <table:table-cell table:style-name="ce37" office:value-type="string" calcext:value-type="string">
            <text:p>district13g3</text:p>
          </table:table-cell>
          <table:table-cell table:style-name="ce37" office:value-type="string" calcext:value-type="string">
            <text:p>dist13g3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4</text:p>
          </table:table-cell>
          <table:table-cell table:style-name="ce37" office:value-type="string" calcext:value-type="string">
            <text:p>district13g4</text:p>
          </table:table-cell>
          <table:table-cell table:style-name="ce37" office:value-type="string" calcext:value-type="string">
            <text:p>dist13g4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5</text:p>
          </table:table-cell>
          <table:table-cell table:style-name="ce52" office:value-type="string" calcext:value-type="string">
            <text:p>district13g5</text:p>
          </table:table-cell>
          <table:table-cell table:style-name="ce37" office:value-type="string" calcext:value-type="string">
            <text:p>dist13g5</text:p>
          </table:table-cell>
          <table:table-cell table:style-name="ce52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6</text:p>
          </table:table-cell>
          <table:table-cell table:style-name="ce52" office:value-type="string" calcext:value-type="string">
            <text:p>district13g6</text:p>
          </table:table-cell>
          <table:table-cell table:style-name="ce37" office:value-type="string" calcext:value-type="string">
            <text:p>dist13g6</text:p>
          </table:table-cell>
          <table:table-cell table:style-name="ce38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7</text:p>
          </table:table-cell>
          <table:table-cell table:style-name="ce52" office:value-type="string" calcext:value-type="string">
            <text:p>district13g7</text:p>
          </table:table-cell>
          <table:table-cell table:style-name="ce37" office:value-type="string" calcext:value-type="string">
            <text:p>dist13g7</text:p>
          </table:table-cell>
          <table:table-cell table:style-name="ce52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8</text:p>
          </table:table-cell>
          <table:table-cell table:style-name="ce52" office:value-type="string" calcext:value-type="string">
            <text:p>district13g8</text:p>
          </table:table-cell>
          <table:table-cell table:style-name="ce37" office:value-type="string" calcext:value-type="string">
            <text:p>dist13g8</text:p>
          </table:table-cell>
          <table:table-cell table:style-name="ce52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1</text:p>
          </table:table-cell>
          <table:table-cell table:style-name="ce40" office:value-type="string" calcext:value-type="string">
            <text:p>district15g1</text:p>
          </table:table-cell>
          <table:table-cell table:style-name="ce40" office:value-type="string" calcext:value-type="string">
            <text:p>rict15g1</text:p>
          </table:table-cell>
          <table:table-cell table:style-name="ce40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2</text:p>
          </table:table-cell>
          <table:table-cell table:style-name="ce40" office:value-type="string" calcext:value-type="string">
            <text:p>district15g2</text:p>
          </table:table-cell>
          <table:table-cell table:style-name="ce40" office:value-type="string" calcext:value-type="string">
            <text:p>rict15g2</text:p>
          </table:table-cell>
          <table:table-cell table:style-name="ce40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3</text:p>
          </table:table-cell>
          <table:table-cell table:style-name="ce40" office:value-type="string" calcext:value-type="string">
            <text:p>district15g3</text:p>
          </table:table-cell>
          <table:table-cell table:style-name="ce40" office:value-type="string" calcext:value-type="string">
            <text:p>rict15g3</text:p>
          </table:table-cell>
          <table:table-cell table:style-name="ce40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4</text:p>
          </table:table-cell>
          <table:table-cell table:style-name="ce40" office:value-type="string" calcext:value-type="string">
            <text:p>district15g4</text:p>
          </table:table-cell>
          <table:table-cell table:style-name="ce40" office:value-type="string" calcext:value-type="string">
            <text:p>rict15g4</text:p>
          </table:table-cell>
          <table:table-cell table:style-name="ce40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5</text:p>
          </table:table-cell>
          <table:table-cell table:style-name="ce41" office:value-type="string" calcext:value-type="string">
            <text:p>district15g5</text:p>
          </table:table-cell>
          <table:table-cell table:style-name="ce40" office:value-type="string" calcext:value-type="string">
            <text:p>rict15g5</text:p>
          </table:table-cell>
          <table:table-cell table:style-name="ce41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6</text:p>
          </table:table-cell>
          <table:table-cell table:style-name="ce41" office:value-type="string" calcext:value-type="string">
            <text:p>district15g6</text:p>
          </table:table-cell>
          <table:table-cell table:style-name="ce40" office:value-type="string" calcext:value-type="string">
            <text:p>rict15g6</text:p>
          </table:table-cell>
          <table:table-cell table:style-name="ce41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7</text:p>
          </table:table-cell>
          <table:table-cell table:style-name="ce41" office:value-type="string" calcext:value-type="string">
            <text:p>district15g7</text:p>
          </table:table-cell>
          <table:table-cell table:style-name="ce40" office:value-type="string" calcext:value-type="string">
            <text:p>rict15g7</text:p>
          </table:table-cell>
          <table:table-cell table:style-name="ce41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8</text:p>
          </table:table-cell>
          <table:table-cell table:style-name="ce41" office:value-type="string" calcext:value-type="string">
            <text:p>district15g8</text:p>
          </table:table-cell>
          <table:table-cell table:style-name="ce40" office:value-type="string" calcext:value-type="string">
            <text:p>rict15g8</text:p>
          </table:table-cell>
          <table:table-cell table:style-name="ce41" office:value-type="string" calcext:value-type="string">
            <text:p>district.png</text:p>
          </table:table-cell>
          <table:table-cell table:number-columns-repeated="2"/>
        </table:table-row>
        <table:table-row table:style-name="ro3" table:number-rows-repeated="13">
          <table:table-cell table:number-columns-repeated="9"/>
        </table:table-row>
        <table:table-row table:style-name="ro3" table:number-rows-repeated="6">
          <table:table-cell table:style-name="Default" table:number-columns-repeated="2"/>
          <table:table-cell table:number-columns-repeated="7"/>
        </table:table-row>
        <table:table-row table:style-name="ro3" table:number-rows-repeated="1048531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lesequipes.A10:lesequipes.G25">
            <calcext:condition calcext:apply-style-name="cat1_PA_stype" calcext:value="formula-is(COM.MICROSOFT.CONCAT([.$A10];&quot;_&quot;;[.$C10])=&quot;cat1_PA&quot;)" calcext:base-cell-address="lesequipes.A10"/>
            <calcext:condition calcext:apply-style-name="cat1_PB_stype" calcext:value="formula-is(COM.MICROSOFT.CONCAT([.$A10];&quot;_&quot;;[.$C10])=&quot;cat1_PB&quot;)" calcext:base-cell-address="lesequipes.A10"/>
            <calcext:condition calcext:apply-style-name="cat2_PA_stype" calcext:value="formula-is(COM.MICROSOFT.CONCAT([.$A10];&quot;_&quot;;[.$C10])=&quot;cat2_PA&quot;)" calcext:base-cell-address="lesequipes.A10"/>
            <calcext:condition calcext:apply-style-name="cat2_PB_stype" calcext:value="formula-is(COM.MICROSOFT.CONCAT([.$A10];&quot;_&quot;;[.$C10])=&quot;cat2_PB&quot;)" calcext:base-cell-address="lesequipes.A10"/>
          </calcext:conditional-format>
        </calcext:conditional-formats>
      </table:table>
      <table:table table:name="match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1" form:id="control1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shapes>
          <draw:control draw:z-index="0" draw:name="Contrôle 1" draw:style-name="gr1" draw:text-style-name="P1" svg:width="7.271cm" svg:height="1.676cm" svg:x="34.742cm" svg:y="1.915cm" draw:control="control1"/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Default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number-columns-repeated="4" table:default-cell-style-name="ce13"/>
        <table:table-column table:style-name="co19" table:number-columns-repeated="2" table:default-cell-style-name="ce13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15"/>
        </table:table-row>
        <table:table-row table:style-name="ro5">
          <table:table-cell table:style-name="ce33" office:value-type="string" calcext:value-type="string">
            <text:p>C3:P27</text:p>
          </table:table-cell>
          <table:table-cell table:style-name="ce4"/>
          <table:table-cell table:number-columns-repeated="6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pt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p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9" table:content-validation-name="val1" office:value-type="string" calcext:value-type="string">
            <text:p>1-GLC</text:p>
          </table:table-cell>
          <table:table-cell table:style-name="ce62" office:value-type="time" office:time-value="PT14H10M00S" calcext:value-type="time">
            <text:p>14:1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  <table:table-cell table:style-name="ce71" table:content-validation-name="val2" office:value-type="float" office:value="2" calcext:value-type="float">
            <text:p>2</text:p>
          </table:table-cell>
          <table:table-cell table:number-columns-repeated="2" table:style-name="ce73" table:content-validation-name="val3" office:value-type="float" office:value="1" calcext:value-type="float">
            <text:p>1</text:p>
          </table:table-cell>
          <table:table-cell table:style-name="ce72" table:content-validation-name="val2" office:value-type="float" office:value="2" calcext:value-type="float">
            <text:p>2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</table:table-row>
        <table:table-row table:style-name="ro4">
          <table:table-cell table:number-columns-repeated="2"/>
          <table:table-cell table:style-name="ce56" table:formula="of:=[.C4]+1" office:value-type="float" office:value="2" calcext:value-type="float">
            <text:p>2</text:p>
          </table:table-cell>
          <table:table-cell table:style-name="ce59" table:content-validation-name="val1" office:value-type="string" calcext:value-type="string">
            <text:p>2-CCVL</text:p>
          </table:table-cell>
          <table:table-cell table:style-name="ce62" office:value-type="time" office:time-value="PT14H10M00S" calcext:value-type="time">
            <text:p>14:1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  <table:table-cell table:style-name="ce71" table:content-validation-name="val2" office:value-type="float" office:value="1" calcext:value-type="float">
            <text:p>1</text:p>
          </table:table-cell>
          <table:table-cell table:style-name="ce73" table:content-validation-name="val3" office:value-type="float" office:value="0" calcext:value-type="float">
            <text:p>0</text:p>
          </table:table-cell>
          <table:table-cell table:style-name="ce73" table:content-validation-name="val3" office:value-type="float" office:value="1" calcext:value-type="float">
            <text:p>1</text:p>
          </table:table-cell>
          <table:table-cell table:style-name="ce72" table:content-validation-name="val2" office:value-type="float" office:value="4" calcext:value-type="float">
            <text:p>4</text:p>
          </table:table-cell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</table:table-row>
        <table:table-row table:style-name="ro4">
          <table:table-cell table:number-columns-repeated="2"/>
          <table:table-cell table:style-name="ce56" table:formula="of:=[.C5]+1" office:value-type="float" office:value="3" calcext:value-type="float">
            <text:p>3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4]+1/24/6" office:value-type="time" office:time-value="PT14H20M00S" calcext:value-type="time">
            <text:p>14:2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  <table:table-cell table:style-name="ce71" table:content-validation-name="val2" office:value-type="float" office:value="4" calcext:value-type="float">
            <text:p>4</text:p>
          </table:table-cell>
          <table:table-cell table:style-name="ce73" table:content-validation-name="val3" office:value-type="float" office:value="3" calcext:value-type="float">
            <text:p>3</text:p>
          </table:table-cell>
          <table:table-cell table:style-name="ce73" table:content-validation-name="val3" office:value-type="float" office:value="0" calcext:value-type="float">
            <text:p>0</text:p>
          </table:table-cell>
          <table:table-cell table:style-name="ce72" table:content-validation-name="val2" office:value-type="float" office:value="0" calcext:value-type="float">
            <text:p>0</text:p>
          </table:table-cell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</table:table-row>
        <table:table-row table:style-name="ro4">
          <table:table-cell table:number-columns-repeated="2"/>
          <table:table-cell table:style-name="ce56" table:formula="of:=[.C6]+1" office:value-type="float" office:value="4" calcext:value-type="float">
            <text:p>4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5]+1/24/6" office:value-type="time" office:time-value="PT14H20M00S" calcext:value-type="time">
            <text:p>14:2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  <table:table-cell table:style-name="ce72" table:content-validation-name="val2" office:value-type="float" office:value="1" calcext:value-type="float">
            <text:p>1</text:p>
          </table:table-cell>
          <table:table-cell table:style-name="ce73" table:content-validation-name="val3" office:value-type="float" office:value="1" calcext:value-type="float">
            <text:p>1</text:p>
          </table:table-cell>
          <table:table-cell table:style-name="ce73" table:content-validation-name="val3" office:value-type="float" office:value="3" calcext:value-type="float">
            <text:p>3</text:p>
          </table:table-cell>
          <table:table-cell table:style-name="ce72" table:content-validation-name="val2" office:value-type="float" office:value="4" calcext:value-type="float">
            <text:p>4</text:p>
          </table:table-cell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</table:table-row>
        <table:table-row table:style-name="ro4">
          <table:table-cell table:number-columns-repeated="2"/>
          <table:table-cell table:style-name="ce56" table:formula="of:=[.C7]+1" office:value-type="float" office:value="5" calcext:value-type="float">
            <text:p>5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6]+1/24/6" office:value-type="time" office:time-value="PT14H30M00S" calcext:value-type="time">
            <text:p>14:3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rict15g1" calcext:value-type="string">
            <text:p>rict15g1</text:p>
          </table:table-cell>
          <table:table-cell table:style-name="ce71" table:content-validation-name="val2" office:value-type="float" office:value="1" calcext:value-type="float">
            <text:p>1</text:p>
          </table:table-cell>
          <table:table-cell table:style-name="ce73" table:content-validation-name="val3" office:value-type="float" office:value="1" calcext:value-type="float">
            <text:p>1</text:p>
          </table:table-cell>
          <table:table-cell table:style-name="ce73" table:content-validation-name="val3" office:value-type="float" office:value="3" calcext:value-type="float">
            <text:p>3</text:p>
          </table:table-cell>
          <table:table-cell table:style-name="ce72" table:content-validation-name="val2" office:value-type="float" office:value="4" calcext:value-type="float">
            <text:p>4</text:p>
          </table:table-cell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rict15g2" calcext:value-type="string">
            <text:p>rict15g2</text:p>
          </table:table-cell>
        </table:table-row>
        <table:table-row table:style-name="ro4">
          <table:table-cell table:number-columns-repeated="2"/>
          <table:table-cell table:style-name="ce56" table:formula="of:=[.C8]+1" office:value-type="float" office:value="6" calcext:value-type="float">
            <text:p>6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7]+1/24/6" office:value-type="time" office:time-value="PT14H30M00S" calcext:value-type="time">
            <text:p>14:3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rict15g5" calcext:value-type="string">
            <text:p>rict15g5</text:p>
          </table:table-cell>
          <table:table-cell table:style-name="ce71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rict15g6" calcext:value-type="string">
            <text:p>rict15g6</text:p>
          </table:table-cell>
        </table:table-row>
        <table:table-row table:style-name="ro4">
          <table:table-cell table:number-columns-repeated="2"/>
          <table:table-cell table:style-name="ce56" table:formula="of:=[.C9]+1" office:value-type="float" office:value="7" calcext:value-type="float">
            <text:p>7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8]+1/24/6" office:value-type="time" office:time-value="PT14H40M00S" calcext:value-type="time">
            <text:p>14:4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rict15g3" calcext:value-type="string">
            <text:p>rict15g3</text:p>
          </table:table-cell>
          <table:table-cell table:style-name="ce71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rict15g4" calcext:value-type="string">
            <text:p>rict15g4</text:p>
          </table:table-cell>
        </table:table-row>
        <table:table-row table:style-name="ro4">
          <table:table-cell table:number-columns-repeated="2"/>
          <table:table-cell table:style-name="ce56" table:formula="of:=[.C10]+1" office:value-type="float" office:value="8" calcext:value-type="float">
            <text:p>8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9]+1/24/6" office:value-type="time" office:time-value="PT14H40M00S" calcext:value-type="time">
            <text:p>14:4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24]" office:value-type="string" office:string-value="rict15g7" calcext:value-type="string">
            <text:p>rict15g7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rict15g8" calcext:value-type="string">
            <text:p>rict15g8</text:p>
          </table:table-cell>
        </table:table-row>
        <table:table-row table:style-name="ro4">
          <table:table-cell table:number-columns-repeated="2"/>
          <table:table-cell table:style-name="ce56" table:formula="of:=[.C11]+1" office:value-type="float" office:value="9" calcext:value-type="float">
            <text:p>9</text:p>
          </table:table-cell>
          <table:table-cell table:style-name="ce59" table:content-validation-name="val1" office:value-type="string" calcext:value-type="string">
            <text:p>1-GLC</text:p>
          </table:table-cell>
          <table:table-cell table:style-name="ce62" table:formula="of:=[.E10]+1/24/6" office:value-type="time" office:time-value="PT14H50M00S" calcext:value-type="time">
            <text:p>14:5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  <table:table-cell table:style-name="ce71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</table:table-row>
        <table:table-row table:style-name="ro4">
          <table:table-cell table:number-columns-repeated="2"/>
          <table:table-cell table:style-name="ce56" table:formula="of:=[.C12]+1" office:value-type="float" office:value="10" calcext:value-type="float">
            <text:p>10</text:p>
          </table:table-cell>
          <table:table-cell table:style-name="ce59" table:content-validation-name="val1" office:value-type="string" calcext:value-type="string">
            <text:p>2-CCVL</text:p>
          </table:table-cell>
          <table:table-cell table:style-name="ce62" table:formula="of:=[.E11]+1/24/6" office:value-type="time" office:time-value="PT14H50M00S" calcext:value-type="time">
            <text:p>14:5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  <table:table-cell table:style-name="ce71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</table:table-row>
        <table:table-row table:style-name="ro4">
          <table:table-cell table:number-columns-repeated="2"/>
          <table:table-cell table:style-name="ce56" table:formula="of:=[.C13]+1" office:value-type="float" office:value="11" calcext:value-type="float">
            <text:p>11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12]+1/24/6" office:value-type="time" office:time-value="PT15H00M00S" calcext:value-type="time">
            <text:p>15:0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  <table:table-cell table:style-name="ce71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</table:table-row>
        <table:table-row table:style-name="ro4">
          <table:table-cell table:number-columns-repeated="2"/>
          <table:table-cell table:style-name="ce56" table:formula="of:=[.C14]+1" office:value-type="float" office:value="12" calcext:value-type="float">
            <text:p>12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13]+1/24/6" office:value-type="time" office:time-value="PT15H00M00S" calcext:value-type="time">
            <text:p>15:0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</table:table-row>
        <table:table-row table:style-name="ro4">
          <table:table-cell table:number-columns-repeated="2"/>
          <table:table-cell table:style-name="ce56" table:formula="of:=[.C15]+1" office:value-type="float" office:value="13" calcext:value-type="float">
            <text:p>13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14]+1/24/6" office:value-type="time" office:time-value="PT15H10M00S" calcext:value-type="time">
            <text:p>15:1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rict15g2" calcext:value-type="string">
            <text:p>rict15g2</text:p>
          </table:table-cell>
          <table:table-cell table:style-name="ce71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rict15g4" calcext:value-type="string">
            <text:p>rict15g4</text:p>
          </table:table-cell>
        </table:table-row>
        <table:table-row table:style-name="ro4">
          <table:table-cell table:number-columns-repeated="2"/>
          <table:table-cell table:style-name="ce56" table:formula="of:=[.C16]+1" office:value-type="float" office:value="14" calcext:value-type="float">
            <text:p>14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15]+1/24/6" office:value-type="time" office:time-value="PT15H10M00S" calcext:value-type="time">
            <text:p>15:1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rict15g6" calcext:value-type="string">
            <text:p>rict15g6</text:p>
          </table:table-cell>
          <table:table-cell table:style-name="ce71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rict15g8" calcext:value-type="string">
            <text:p>rict15g8</text:p>
          </table:table-cell>
        </table:table-row>
        <table:table-row table:style-name="ro4">
          <table:table-cell table:number-columns-repeated="2"/>
          <table:table-cell table:style-name="ce56" table:formula="of:=[.C17]+1" office:value-type="float" office:value="15" calcext:value-type="float">
            <text:p>15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16]+1/24/6" office:value-type="time" office:time-value="PT15H20M00S" calcext:value-type="time">
            <text:p>15:2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rict15g1" calcext:value-type="string">
            <text:p>rict15g1</text:p>
          </table:table-cell>
          <table:table-cell table:style-name="ce71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rict15g3" calcext:value-type="string">
            <text:p>rict15g3</text:p>
          </table:table-cell>
        </table:table-row>
        <table:table-row table:style-name="ro4">
          <table:table-cell table:number-columns-repeated="2"/>
          <table:table-cell table:style-name="ce56" table:formula="of:=[.C18]+1" office:value-type="float" office:value="16" calcext:value-type="float">
            <text:p>16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17]+1/24/6" office:value-type="time" office:time-value="PT15H20M00S" calcext:value-type="time">
            <text:p>15:2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rict15g5" calcext:value-type="string">
            <text:p>rict15g5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</table:table-row>
        <table:table-row table:style-name="ro4">
          <table:table-cell table:number-columns-repeated="2"/>
          <table:table-cell table:style-name="ce56" table:formula="of:=[.C19]+1" office:value-type="float" office:value="17" calcext:value-type="float">
            <text:p>17</text:p>
          </table:table-cell>
          <table:table-cell table:style-name="ce59" table:content-validation-name="val1" office:value-type="string" calcext:value-type="string">
            <text:p>1-GLC</text:p>
          </table:table-cell>
          <table:table-cell table:style-name="ce62" table:formula="of:=[.E18]+1/24/6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</table:table-row>
        <table:table-row table:style-name="ro4">
          <table:table-cell table:number-columns-repeated="2"/>
          <table:table-cell table:style-name="ce56" table:formula="of:=[.C20]+1" office:value-type="float" office:value="18" calcext:value-type="float">
            <text:p>18</text:p>
          </table:table-cell>
          <table:table-cell table:style-name="ce59" table:content-validation-name="val1" office:value-type="string" calcext:value-type="string">
            <text:p>2-CCVL</text:p>
          </table:table-cell>
          <table:table-cell table:style-name="ce62" table:formula="of:=[.E19]+1/24/6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</table:table-row>
        <table:table-row table:style-name="ro4">
          <table:table-cell table:number-columns-repeated="2"/>
          <table:table-cell table:style-name="ce56" table:formula="of:=[.C21]+1" office:value-type="float" office:value="19" calcext:value-type="float">
            <text:p>19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20]+1/24/6" office:value-type="time" office:time-value="PT15H40M00S" calcext:value-type="time">
            <text:p>15:4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</table:table-row>
        <table:table-row table:style-name="ro4">
          <table:table-cell table:number-columns-repeated="2"/>
          <table:table-cell table:style-name="ce56" table:formula="of:=[.C22]+1" office:value-type="float" office:value="20" calcext:value-type="float">
            <text:p>20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21]+1/24/6" office:value-type="time" office:time-value="PT15H40M00S" calcext:value-type="time">
            <text:p>15:4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</table:table-row>
        <table:table-row table:style-name="ro4">
          <table:table-cell table:number-columns-repeated="2"/>
          <table:table-cell table:style-name="ce56" table:formula="of:=[.C23]+1" office:value-type="float" office:value="21" calcext:value-type="float">
            <text:p>21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22]+1/24/6" office:value-type="time" office:time-value="PT15H50M00S" calcext:value-type="time">
            <text:p>15:5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</table:table-row>
        <table:table-row table:style-name="ro4">
          <table:table-cell table:number-columns-repeated="2"/>
          <table:table-cell table:style-name="ce56" table:formula="of:=[.C24]+1" office:value-type="float" office:value="22" calcext:value-type="float">
            <text:p>22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23]+1/24/6" office:value-type="time" office:time-value="PT15H50M00S" calcext:value-type="time">
            <text:p>15:5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</table:table-row>
        <table:table-row table:style-name="ro4">
          <table:table-cell table:number-columns-repeated="2"/>
          <table:table-cell table:style-name="ce56" table:formula="of:=[.C25]+1" office:value-type="float" office:value="23" calcext:value-type="float">
            <text:p>23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24]+1/24/6" office:value-type="time" office:time-value="PT16H00M00S" calcext:value-type="time">
            <text:p>16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</table:table-row>
        <table:table-row table:style-name="ro4">
          <table:table-cell table:number-columns-repeated="2"/>
          <table:table-cell table:style-name="ce56" table:formula="of:=[.C26]+1" office:value-type="float" office:value="24" calcext:value-type="float">
            <text:p>24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25]+1/24/6" office:value-type="time" office:time-value="PT16H00M00S" calcext:value-type="time">
            <text:p>16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</table:table-row>
        <table:table-row table:style-name="ro3">
          <table:table-cell table:number-columns-repeated="2"/>
          <table:table-cell table:style-name="ce58" table:number-columns-repeated="3"/>
          <table:table-cell table:style-name="ce64"/>
          <table:table-cell table:style-name="ce58" table:number-columns-repeated="10"/>
        </table:table-row>
        <table:table-row table:style-name="ro3" table:number-rows-repeated="1048547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matchspoules.C4:matchspoules.P27">
            <calcext:condition calcext:apply-style-name="cat1_PA_stype" calcext:value="formula-is(COM.MICROSOFT.CONCAT([.$F4];&quot;_&quot;;[.$H4])=&quot;cat1_PA&quot;)" calcext:base-cell-address="matchspoules.C4"/>
            <calcext:condition calcext:apply-style-name="cat1_PB_stype" calcext:value="formula-is(COM.MICROSOFT.CONCAT([.$F4];&quot;_&quot;;[.$H4])=&quot;cat1_PB&quot;)" calcext:base-cell-address="matchspoules.C4"/>
            <calcext:condition calcext:apply-style-name="cat2_PA_stype" calcext:value="formula-is(COM.MICROSOFT.CONCAT([.$F4];&quot;_&quot;;[.$H4])=&quot;cat2_PA&quot;)" calcext:base-cell-address="matchspoules.C4"/>
            <calcext:condition calcext:apply-style-name="cat2_PB_stype" calcext:value="formula-is(COM.MICROSOFT.CONCAT([.$F4];&quot;_&quot;;[.$H4])=&quot;cat2_PB&quot;)" calcext:base-cell-address="matchspoules.C4"/>
          </calcext:conditional-format>
        </calcext:conditional-formats>
      </table:table>
      <table:table table:name="classementspoule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3"/>
        <table:table-column table:style-name="co16" table:default-cell-style-name="ce13"/>
        <table:table-column table:style-name="co24" table:default-cell-style-name="ce13"/>
        <table:table-column table:style-name="co25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22" table:default-cell-style-name="Default"/>
        <table:table-row table:style-name="ro3">
          <table:table-cell office:value-type="string" calcext:value-type="string">
            <text:p>"lesclassements"</text:p>
          </table:table-cell>
          <table:table-cell table:style-name="ce4" table:number-columns-repeated="2"/>
          <table:table-cell table:number-columns-repeated="17"/>
        </table:table-row>
        <table:table-row table:style-name="ro5">
          <table:table-cell office:value-type="string" calcext:value-type="string">
            <text:p>C2:T7</text:p>
          </table:table-cell>
          <table:table-cell table:style-name="ce4"/>
          <table:table-cell table:style-name="ce94" table:formula="of:=[$lesequipes.$A$10]" office:value-type="string" office:string-value="cat1" calcext:value-type="string">
            <text:p>cat1</text:p>
          </table:table-cell>
          <table:table-cell/>
          <table:table-cell table:style-name="ce83" table:formula="of:=[$lesequipes.$B$10]" office:value-type="string" office:string-value="U13G" calcext:value-type="string">
            <text:p>U13G</text:p>
          </table:table-cell>
          <table:table-cell table:style-name="ce83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05" office:value-type="string" calcext:value-type="string" table:number-columns-spanned="3" table:number-rows-spanned="1">
            <text:p>buts</text:p>
          </table:table-cell>
          <table:covered-table-cell table:style-name="ce105"/>
          <table:covered-table-cell/>
          <table:table-cell table:style-name="ce107" office:value-type="string" calcext:value-type="string" table:number-columns-spanned="3" table:number-rows-spanned="1">
            <text:p>match1</text:p>
          </table:table-cell>
          <table:covered-table-cell table:style-name="ce107"/>
          <table:covered-table-cell table:style-name="ce88"/>
          <table:table-cell table:style-name="ce107" office:value-type="string" calcext:value-type="string" table:number-columns-spanned="3" table:number-rows-spanned="1">
            <text:p>match2</text:p>
          </table:table-cell>
          <table:covered-table-cell table:style-name="ce107"/>
          <table:covered-table-cell table:style-name="ce88"/>
          <table:table-cell table:style-name="ce107" office:value-type="string" calcext:value-type="string" table:number-columns-spanned="3" table:number-rows-spanned="1">
            <text:p>match3</text:p>
          </table:table-cell>
          <table:covered-table-cell table:style-name="ce107"/>
          <table:covered-table-cell table:style-name="ce88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</table:table-row>
        <table:table-row table:style-name="ro4">
          <table:table-cell table:number-columns-repeated="2"/>
          <table:table-cell table:style-name="ce94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94" table:formula="of:=[$lesequipes.$D10]" office:value-type="string" office:string-value="U13G1" calcext:value-type="string">
            <text:p>U13G1</text:p>
          </table:table-cell>
          <table:table-cell table:style-name="ce94" table:formula="of:=[$lesequipes.$F10]" office:value-type="string" office:string-value="dist13g1" calcext:value-type="string">
            <text:p>dist13g1</text:p>
          </table:table-cell>
          <table:table-cell table:style-name="cat1_5f_PA_5f_stype"/>
          <table:table-cell table:style-name="cat1_5f_PA_5f_stype" table:formula="of:=[.L4]+[.O4]+[.R4]" office:value-type="float" office:value="2" calcext:value-type="float">
            <text:p>2</text:p>
          </table:table-cell>
          <table:table-cell table:style-name="cat1_5f_PA_5f_stype" table:formula="of:=[.J4]-[.K4]" office:value-type="float" office:value="0" calcext:value-type="float">
            <text:p>0</text:p>
          </table:table-cell>
          <table:table-cell table:style-name="cat1_5f_PA_5f_stype" table:formula="of:=[.M4]+[.P4]+[.S4]" office:value-type="float" office:value="1" calcext:value-type="float">
            <text:p>1</text:p>
          </table:table-cell>
          <table:table-cell table:style-name="cat1_5f_PA_5f_stype" table:formula="of:=[.N4]+[.Q4]+[.T4]" office:value-type="float" office:value="1" calcext:value-type="float">
            <text:p>1</text:p>
          </table:table-cell>
          <table:table-cell table:style-name="cat1_5f_PA_5f_stype" table:formula="of:=[$matchspoules.K4]" office:value-type="float" office:value="2" calcext:value-type="float">
            <text:p>2</text:p>
          </table:table-cell>
          <table:table-cell table:style-name="cat1_5f_PA_5f_stype" table:formula="of:=[$matchspoules.L4]" office:value-type="float" office:value="1" calcext:value-type="float">
            <text:p>1</text:p>
          </table:table-cell>
          <table:table-cell table:style-name="cat1_5f_PA_5f_stype" table:formula="of:=[$matchspoules.M4]" office:value-type="float" office:value="1" calcext:value-type="float">
            <text:p>1</text:p>
          </table:table-cell>
          <table:table-cell table:style-name="cat1_5f_PA_5f_stype" table:formula="of:=[$matchspoules.K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N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table:style-name="ce94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94" table:formula="of:=[$lesequipes.$D11]" office:value-type="string" office:string-value="U13G2" calcext:value-type="string">
            <text:p>U13G2</text:p>
          </table:table-cell>
          <table:table-cell table:style-name="ce94" table:formula="of:=[$lesequipes.$F11]" office:value-type="string" office:string-value="dist13g2" calcext:value-type="string">
            <text:p>dist13g2</text:p>
          </table:table-cell>
          <table:table-cell table:style-name="cat1_5f_PA_5f_stype"/>
          <table:table-cell table:style-name="cat1_5f_PA_5f_stype" table:formula="of:=[.L5]+[.O5]+[.R5]" office:value-type="float" office:value="2" calcext:value-type="float">
            <text:p>2</text:p>
          </table:table-cell>
          <table:table-cell table:style-name="cat1_5f_PA_5f_stype" table:formula="of:=[.J5]-[.K5]" office:value-type="float" office:value="0" calcext:value-type="float">
            <text:p>0</text:p>
          </table:table-cell>
          <table:table-cell table:style-name="cat1_5f_PA_5f_stype" table:formula="of:=[.M5]+[.P5]+[.S5]" office:value-type="float" office:value="1" calcext:value-type="float">
            <text:p>1</text:p>
          </table:table-cell>
          <table:table-cell table:style-name="cat1_5f_PA_5f_stype" table:formula="of:=[.N5]+[.Q5]+[.T5]" office:value-type="float" office:value="1" calcext:value-type="float">
            <text:p>1</text:p>
          </table:table-cell>
          <table:table-cell table:style-name="cat1_5f_PA_5f_stype" table:formula="of:=[$matchspoules.N4]" office:value-type="float" office:value="2" calcext:value-type="float">
            <text:p>2</text:p>
          </table:table-cell>
          <table:table-cell table:style-name="cat1_5f_PA_5f_stype" table:formula="of:=[$matchspoules.M4]" office:value-type="float" office:value="1" calcext:value-type="float">
            <text:p>1</text:p>
          </table:table-cell>
          <table:table-cell table:style-name="cat1_5f_PA_5f_stype" table:formula="of:=[$matchspoules.L4]" office:value-type="float" office:value="1" calcext:value-type="float">
            <text:p>1</text:p>
          </table:table-cell>
          <table:table-cell table:style-name="cat1_5f_PA_5f_stype" table:formula="of:=[$matchspoules.K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K21]" office:value-type="float" office:value="0" calcext:value-type="float">
            <text:p>0</text:p>
          </table:table-cell>
          <table:table-cell table:style-name="cat1_5f_PA_5f_stype" table:formula="of:=[$matchspoules.L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table:style-name="ce94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94" table:formula="of:=[$lesequipes.$D12]" office:value-type="string" office:string-value="U13G3" calcext:value-type="string">
            <text:p>U13G3</text:p>
          </table:table-cell>
          <table:table-cell table:style-name="ce94" table:formula="of:=[$lesequipes.$F12]" office:value-type="string" office:string-value="dist13g3" calcext:value-type="string">
            <text:p>dist13g3</text:p>
          </table:table-cell>
          <table:table-cell table:style-name="cat1_5f_PA_5f_stype"/>
          <table:table-cell table:style-name="cat1_5f_PA_5f_stype" table:formula="of:=[.L6]+[.O6]+[.R6]" office:value-type="float" office:value="4" calcext:value-type="float">
            <text:p>4</text:p>
          </table:table-cell>
          <table:table-cell table:style-name="cat1_5f_PA_5f_stype" table:formula="of:=[.J6]-[.K6]" office:value-type="float" office:value="3" calcext:value-type="float">
            <text:p>3</text:p>
          </table:table-cell>
          <table:table-cell table:style-name="cat1_5f_PA_5f_stype" table:formula="of:=[.M6]+[.P6]+[.S6]" office:value-type="float" office:value="3" calcext:value-type="float">
            <text:p>3</text:p>
          </table:table-cell>
          <table:table-cell table:style-name="cat1_5f_PA_5f_stype" table:formula="of:=[.N6]+[.Q6]+[.T6]" office:value-type="float" office:value="0" calcext:value-type="float">
            <text:p>0</text:p>
          </table:table-cell>
          <table:table-cell table:style-name="cat1_5f_PA_5f_stype" table:formula="of:=[$matchspoules.K6]" office:value-type="float" office:value="4" calcext:value-type="float">
            <text:p>4</text:p>
          </table:table-cell>
          <table:table-cell table:style-name="cat1_5f_PA_5f_stype" table:formula="of:=[$matchspoules.L6]" office:value-type="float" office:value="3" calcext:value-type="float">
            <text:p>3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N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N21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table:style-name="ce94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94" table:formula="of:=[$lesequipes.$D13]" office:value-type="string" office:string-value="U13G4" calcext:value-type="string">
            <text:p>U13G4</text:p>
          </table:table-cell>
          <table:table-cell table:style-name="ce94" table:formula="of:=[$lesequipes.$F13]" office:value-type="string" office:string-value="dist13g4" calcext:value-type="string">
            <text:p>dist13g4</text:p>
          </table:table-cell>
          <table:table-cell table:style-name="cat1_5f_PA_5f_stype"/>
          <table:table-cell table:style-name="cat1_5f_PA_5f_stype" table:formula="of:=[.L7]+[.O7]+[.R7]" office:value-type="float" office:value="0" calcext:value-type="float">
            <text:p>0</text:p>
          </table:table-cell>
          <table:table-cell table:style-name="cat1_5f_PA_5f_stype" table:formula="of:=[.J7]-[.K7]" office:value-type="float" office:value="-3" calcext:value-type="float">
            <text:p>-3</text:p>
          </table:table-cell>
          <table:table-cell table:style-name="cat1_5f_PA_5f_stype" table:formula="of:=[.M7]+[.P7]+[.S7]" office:value-type="float" office:value="0" calcext:value-type="float">
            <text:p>0</text:p>
          </table:table-cell>
          <table:table-cell table:style-name="cat1_5f_PA_5f_stype" table:formula="of:=[.N7]+[.Q7]+[.T7]" office:value-type="float" office:value="3" calcext:value-type="float">
            <text:p>3</text:p>
          </table:table-cell>
          <table:table-cell table:style-name="cat1_5f_PA_5f_stype" table:formula="of:=[$matchspoules.N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3" calcext:value-type="float">
            <text:p>3</text:p>
          </table:table-cell>
          <table:table-cell table:style-name="cat1_5f_PA_5f_stype" table:formula="of:=[$matchspoules.N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K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</table:table-row>
        <table:table-row table:style-name="ro6">
          <table:table-cell table:number-columns-repeated="20"/>
        </table:table-row>
        <table:table-row table:style-name="ro4">
          <table:table-cell office:value-type="string" calcext:value-type="string">
            <text:p>C9:T15</text:p>
          </table:table-cell>
          <table:table-cell/>
          <table:table-cell table:style-name="ce96" table:formula="of:=[$lesequipes.$A$10]" office:value-type="string" office:string-value="cat1" calcext:value-type="string">
            <text:p>cat1</text:p>
          </table:table-cell>
          <table:table-cell/>
          <table:table-cell table:style-name="ce84" table:formula="of:=[$lesequipes.$B$10]" office:value-type="string" office:string-value="U13G" calcext:value-type="string">
            <text:p>U13G</text:p>
          </table:table-cell>
          <table:table-cell table:style-name="ce84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05" office:value-type="string" calcext:value-type="string" table:number-columns-spanned="3" table:number-rows-spanned="1">
            <text:p>buts</text:p>
          </table:table-cell>
          <table:covered-table-cell table:style-name="ce105"/>
          <table:covered-table-cell/>
          <table:table-cell table:style-name="ce107" office:value-type="string" calcext:value-type="string" table:number-columns-spanned="3" table:number-rows-spanned="1">
            <text:p>match1</text:p>
          </table:table-cell>
          <table:covered-table-cell table:style-name="ce107"/>
          <table:covered-table-cell table:style-name="ce88"/>
          <table:table-cell table:style-name="ce107" office:value-type="string" calcext:value-type="string" table:number-columns-spanned="3" table:number-rows-spanned="1">
            <text:p>match2</text:p>
          </table:table-cell>
          <table:covered-table-cell table:style-name="ce107"/>
          <table:covered-table-cell table:style-name="ce88"/>
          <table:table-cell table:style-name="ce107" office:value-type="string" calcext:value-type="string" table:number-columns-spanned="3" table:number-rows-spanned="1">
            <text:p>match3</text:p>
          </table:table-cell>
          <table:covered-table-cell table:style-name="ce107"/>
          <table:covered-table-cell table:style-name="ce88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</table:table-row>
        <table:table-row table:style-name="ro4">
          <table:table-cell table:number-columns-repeated="2"/>
          <table:table-cell table:style-name="ce96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96" table:formula="of:=[$lesequipes.$D14]" office:value-type="string" office:string-value="U13G5" calcext:value-type="string">
            <text:p>U13G5</text:p>
          </table:table-cell>
          <table:table-cell table:style-name="ce96" table:formula="of:=[$lesequipes.$F14]" office:value-type="string" office:string-value="dist13g5" calcext:value-type="string">
            <text:p>dist13g5</text:p>
          </table:table-cell>
          <table:table-cell table:style-name="cat1_5f_PB_5f_stype"/>
          <table:table-cell table:style-name="cat1_5f_PB_5f_stype" table:formula="of:=[.L11]+[.O11]+[.R11]" office:value-type="float" office:value="1" calcext:value-type="float">
            <text:p>1</text:p>
          </table:table-cell>
          <table:table-cell table:style-name="cat1_5f_PB_5f_stype" table:formula="of:=[.J11]-[.K11]" office:value-type="float" office:value="-1" calcext:value-type="float">
            <text:p>-1</text:p>
          </table:table-cell>
          <table:table-cell table:style-name="cat1_5f_PB_5f_stype" table:formula="of:=[.M11]+[.P11]+[.S11]" office:value-type="float" office:value="0" calcext:value-type="float">
            <text:p>0</text:p>
          </table:table-cell>
          <table:table-cell table:style-name="cat1_5f_PB_5f_stype" table:formula="of:=[.N11]+[.Q11]+[.T11]" office:value-type="float" office:value="1" calcext:value-type="float">
            <text:p>1</text:p>
          </table:table-cell>
          <table:table-cell table:style-name="cat1_5f_PB_5f_stype" table:formula="of:=[$matchspoules.K5]" office:value-type="float" office:value="1" calcext:value-type="float">
            <text:p>1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1" calcext:value-type="float">
            <text:p>1</text:p>
          </table:table-cell>
          <table:table-cell table:style-name="cat1_5f_PB_5f_stype" table:formula="of:=[$matchspoules.K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N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table:style-name="ce96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96" table:formula="of:=[$lesequipes.$D15]" office:value-type="string" office:string-value="U13G6" calcext:value-type="string">
            <text:p>U13G6</text:p>
          </table:table-cell>
          <table:table-cell table:style-name="ce96" table:formula="of:=[$lesequipes.$F15]" office:value-type="string" office:string-value="dist13g6" calcext:value-type="string">
            <text:p>dist13g6</text:p>
          </table:table-cell>
          <table:table-cell table:style-name="cat1_5f_PB_5f_stype"/>
          <table:table-cell table:style-name="cat1_5f_PB_5f_stype" table:formula="of:=[.L12]+[.O12]+[.R12]" office:value-type="float" office:value="4" calcext:value-type="float">
            <text:p>4</text:p>
          </table:table-cell>
          <table:table-cell table:style-name="cat1_5f_PB_5f_stype" table:formula="of:=[.J12]-[.K12]" office:value-type="float" office:value="1" calcext:value-type="float">
            <text:p>1</text:p>
          </table:table-cell>
          <table:table-cell table:style-name="cat1_5f_PB_5f_stype" table:formula="of:=[.M12]+[.P12]+[.S12]" office:value-type="float" office:value="1" calcext:value-type="float">
            <text:p>1</text:p>
          </table:table-cell>
          <table:table-cell table:style-name="cat1_5f_PB_5f_stype" table:formula="of:=[.N12]+[.Q12]+[.T12]" office:value-type="float" office:value="0" calcext:value-type="float">
            <text:p>0</text:p>
          </table:table-cell>
          <table:table-cell table:style-name="cat1_5f_PB_5f_stype" table:formula="of:=[$matchspoules.N5]" office:value-type="float" office:value="4" calcext:value-type="float">
            <text:p>4</text:p>
          </table:table-cell>
          <table:table-cell table:style-name="cat1_5f_PB_5f_stype" table:formula="of:=[$matchspoules.M5]" office:value-type="float" office:value="1" calcext:value-type="float">
            <text:p>1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K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N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table:style-name="ce96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96" table:formula="of:=[$lesequipes.$D16]" office:value-type="string" office:string-value="U13G7" calcext:value-type="string">
            <text:p>U13G7</text:p>
          </table:table-cell>
          <table:table-cell table:style-name="ce96" table:formula="of:=[$lesequipes.$F16]" office:value-type="string" office:string-value="dist13g7" calcext:value-type="string">
            <text:p>dist13g7</text:p>
          </table:table-cell>
          <table:table-cell table:style-name="cat1_5f_PB_5f_stype"/>
          <table:table-cell table:style-name="cat1_5f_PB_5f_stype" table:formula="of:=[.L13]+[.O13]+[.R13]" office:value-type="float" office:value="1" calcext:value-type="float">
            <text:p>1</text:p>
          </table:table-cell>
          <table:table-cell table:style-name="cat1_5f_PB_5f_stype" table:formula="of:=[.J13]-[.K13]" office:value-type="float" office:value="-2" calcext:value-type="float">
            <text:p>-2</text:p>
          </table:table-cell>
          <table:table-cell table:style-name="cat1_5f_PB_5f_stype" table:formula="of:=[.M13]+[.P13]+[.S13]" office:value-type="float" office:value="1" calcext:value-type="float">
            <text:p>1</text:p>
          </table:table-cell>
          <table:table-cell table:style-name="cat1_5f_PB_5f_stype" table:formula="of:=[.N13]+[.Q13]+[.T13]" office:value-type="float" office:value="3" calcext:value-type="float">
            <text:p>3</text:p>
          </table:table-cell>
          <table:table-cell table:style-name="cat1_5f_PB_5f_stype" table:formula="of:=[$matchspoules.K7]" office:value-type="float" office:value="1" calcext:value-type="float">
            <text:p>1</text:p>
          </table:table-cell>
          <table:table-cell table:style-name="cat1_5f_PB_5f_stype" table:formula="of:=[$matchspoules.L7]" office:value-type="float" office:value="1" calcext:value-type="float">
            <text:p>1</text:p>
          </table:table-cell>
          <table:table-cell table:style-name="cat1_5f_PB_5f_stype" table:formula="of:=[$matchspoules.M7]" office:value-type="float" office:value="3" calcext:value-type="float">
            <text:p>3</text:p>
          </table:table-cell>
          <table:table-cell table:style-name="cat1_5f_PB_5f_stype" table:formula="of:=[$matchspoules.N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K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table:style-name="ce96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96" table:formula="of:=[$lesequipes.$D17]" office:value-type="string" office:string-value="U13G8" calcext:value-type="string">
            <text:p>U13G8</text:p>
          </table:table-cell>
          <table:table-cell table:style-name="ce96" table:formula="of:=[$lesequipes.$F17]" office:value-type="string" office:string-value="dist13g8" calcext:value-type="string">
            <text:p>dist13g8</text:p>
          </table:table-cell>
          <table:table-cell table:style-name="cat1_5f_PB_5f_stype"/>
          <table:table-cell table:style-name="cat1_5f_PB_5f_stype" table:formula="of:=[.L14]+[.O14]+[.R14]" office:value-type="float" office:value="4" calcext:value-type="float">
            <text:p>4</text:p>
          </table:table-cell>
          <table:table-cell table:style-name="cat1_5f_PB_5f_stype" table:formula="of:=[.J14]-[.K14]" office:value-type="float" office:value="2" calcext:value-type="float">
            <text:p>2</text:p>
          </table:table-cell>
          <table:table-cell table:style-name="cat1_5f_PB_5f_stype" table:formula="of:=[.M14]+[.P14]+[.S14]" office:value-type="float" office:value="3" calcext:value-type="float">
            <text:p>3</text:p>
          </table:table-cell>
          <table:table-cell table:style-name="cat1_5f_PB_5f_stype" table:formula="of:=[.N14]+[.Q14]+[.T14]" office:value-type="float" office:value="1" calcext:value-type="float">
            <text:p>1</text:p>
          </table:table-cell>
          <table:table-cell table:style-name="cat1_5f_PB_5f_stype" table:formula="of:=[$matchspoules.N7]" office:value-type="float" office:value="4" calcext:value-type="float">
            <text:p>4</text:p>
          </table:table-cell>
          <table:table-cell table:style-name="cat1_5f_PB_5f_stype" table:formula="of:=[$matchspoules.M7]" office:value-type="float" office:value="3" calcext:value-type="float">
            <text:p>3</text:p>
          </table:table-cell>
          <table:table-cell table:style-name="cat1_5f_PB_5f_stype" table:formula="of:=[$matchspoules.L7]" office:value-type="float" office:value="1" calcext:value-type="float">
            <text:p>1</text:p>
          </table:table-cell>
          <table:table-cell table:style-name="cat1_5f_PB_5f_stype" table:formula="of:=[$matchspoules.N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K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</table:table-row>
        <table:table-row table:style-name="ro3" table:number-rows-repeated="2">
          <table:table-cell table:number-columns-repeated="20"/>
        </table:table-row>
        <table:table-row table:style-name="ro5">
          <table:table-cell office:value-type="string" calcext:value-type="string">
            <text:p>C17:T22</text:p>
          </table:table-cell>
          <table:table-cell table:style-name="ce4"/>
          <table:table-cell table:style-name="ce77" table:formula="of:=[$lesequipes.$A$18]" office:value-type="string" office:string-value="cat2" calcext:value-type="string">
            <text:p>cat2</text:p>
          </table:table-cell>
          <table:table-cell/>
          <table:table-cell table:style-name="ce81" table:formula="of:=[$lesequipes.$B$18]" office:value-type="string" office:string-value="U15G" calcext:value-type="string">
            <text:p>U15G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05" office:value-type="string" calcext:value-type="string" table:number-columns-spanned="3" table:number-rows-spanned="1">
            <text:p>buts</text:p>
          </table:table-cell>
          <table:covered-table-cell table:style-name="ce105"/>
          <table:covered-table-cell/>
          <table:table-cell table:style-name="ce107" office:value-type="string" calcext:value-type="string" table:number-columns-spanned="3" table:number-rows-spanned="1">
            <text:p>match1</text:p>
          </table:table-cell>
          <table:covered-table-cell table:style-name="ce107"/>
          <table:covered-table-cell table:style-name="ce88"/>
          <table:table-cell table:style-name="ce107" office:value-type="string" calcext:value-type="string" table:number-columns-spanned="3" table:number-rows-spanned="1">
            <text:p>match2</text:p>
          </table:table-cell>
          <table:covered-table-cell table:style-name="ce107"/>
          <table:covered-table-cell table:style-name="ce88"/>
          <table:table-cell table:style-name="ce107" office:value-type="string" calcext:value-type="string" table:number-columns-spanned="3" table:number-rows-spanned="1">
            <text:p>match3</text:p>
          </table:table-cell>
          <table:covered-table-cell table:style-name="ce107"/>
          <table:covered-table-cell table:style-name="ce88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8]" office:value-type="string" office:string-value="U15G1" calcext:value-type="string">
            <text:p>U15G1</text:p>
          </table:table-cell>
          <table:table-cell table:style-name="ce77" table:formula="of:=[$lesequipes.$F18]" office:value-type="string" office:string-value="rict15g1" calcext:value-type="string">
            <text:p>rict15g1</text:p>
          </table:table-cell>
          <table:table-cell table:style-name="cat2_5f_PA_5f_stype"/>
          <table:table-cell table:style-name="cat2_5f_PA_5f_stype" table:formula="of:=[.L19]+[.O19]+[.R19]" office:value-type="float" office:value="0" calcext:value-type="float">
            <text:p>0</text:p>
          </table:table-cell>
          <table:table-cell table:style-name="cat2_5f_PA_5f_stype" table:formula="of:=[.J19]-[.K19]" office:value-type="float" office:value="0" calcext:value-type="float">
            <text:p>0</text:p>
          </table:table-cell>
          <table:table-cell table:style-name="cat2_5f_PA_5f_stype" table:formula="of:=[.M19]+[.P19]+[.S19]" office:value-type="float" office:value="0" calcext:value-type="float">
            <text:p>0</text:p>
          </table:table-cell>
          <table:table-cell table:style-name="cat2_5f_PA_5f_stype" table:formula="of:=[.N19]+[.Q19]+[.T19]" office:value-type="float" office:value="0" calcext:value-type="float">
            <text:p>0</text:p>
          </table:table-cell>
          <table:table-cell table:style-name="cat2_5f_PA_5f_stype" table:number-columns-repeated="9"/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9]" office:value-type="string" office:string-value="U15G2" calcext:value-type="string">
            <text:p>U15G2</text:p>
          </table:table-cell>
          <table:table-cell table:style-name="ce77" table:formula="of:=[$lesequipes.$F19]" office:value-type="string" office:string-value="rict15g2" calcext:value-type="string">
            <text:p>rict15g2</text:p>
          </table:table-cell>
          <table:table-cell table:style-name="cat2_5f_PA_5f_stype"/>
          <table:table-cell table:style-name="cat2_5f_PA_5f_stype" table:formula="of:=[.L20]+[.O20]+[.R20]" office:value-type="float" office:value="0" calcext:value-type="float">
            <text:p>0</text:p>
          </table:table-cell>
          <table:table-cell table:style-name="cat2_5f_PA_5f_stype" table:formula="of:=[.J20]-[.K20]" office:value-type="float" office:value="0" calcext:value-type="float">
            <text:p>0</text:p>
          </table:table-cell>
          <table:table-cell table:style-name="cat2_5f_PA_5f_stype" table:formula="of:=[.M20]+[.P20]+[.S20]" office:value-type="float" office:value="0" calcext:value-type="float">
            <text:p>0</text:p>
          </table:table-cell>
          <table:table-cell table:style-name="cat2_5f_PA_5f_stype" table:formula="of:=[.N20]+[.Q20]+[.T20]" office:value-type="float" office:value="0" calcext:value-type="float">
            <text:p>0</text:p>
          </table:table-cell>
          <table:table-cell table:style-name="cat2_5f_PA_5f_stype" table:number-columns-repeated="9"/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0]" office:value-type="string" office:string-value="U15G3" calcext:value-type="string">
            <text:p>U15G3</text:p>
          </table:table-cell>
          <table:table-cell table:style-name="ce77" table:formula="of:=[$lesequipes.$F20]" office:value-type="string" office:string-value="rict15g3" calcext:value-type="string">
            <text:p>rict15g3</text:p>
          </table:table-cell>
          <table:table-cell table:style-name="cat2_5f_PA_5f_stype"/>
          <table:table-cell table:style-name="cat2_5f_PA_5f_stype" table:formula="of:=[.L21]+[.O21]+[.R21]" office:value-type="float" office:value="0" calcext:value-type="float">
            <text:p>0</text:p>
          </table:table-cell>
          <table:table-cell table:style-name="cat2_5f_PA_5f_stype" table:formula="of:=[.J21]-[.K21]" office:value-type="float" office:value="0" calcext:value-type="float">
            <text:p>0</text:p>
          </table:table-cell>
          <table:table-cell table:style-name="cat2_5f_PA_5f_stype" table:formula="of:=[.M21]+[.P21]+[.S21]" office:value-type="float" office:value="0" calcext:value-type="float">
            <text:p>0</text:p>
          </table:table-cell>
          <table:table-cell table:style-name="cat2_5f_PA_5f_stype" table:formula="of:=[.N21]+[.Q21]+[.T21]" office:value-type="float" office:value="0" calcext:value-type="float">
            <text:p>0</text:p>
          </table:table-cell>
          <table:table-cell table:style-name="cat2_5f_PA_5f_stype" table:number-columns-repeated="9"/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1]" office:value-type="string" office:string-value="U15G4" calcext:value-type="string">
            <text:p>U15G4</text:p>
          </table:table-cell>
          <table:table-cell table:style-name="ce77" table:formula="of:=[$lesequipes.$F21]" office:value-type="string" office:string-value="rict15g4" calcext:value-type="string">
            <text:p>rict15g4</text:p>
          </table:table-cell>
          <table:table-cell table:style-name="cat2_5f_PA_5f_stype"/>
          <table:table-cell table:style-name="cat2_5f_PA_5f_stype" table:formula="of:=[.L22]+[.O22]+[.R22]" office:value-type="float" office:value="0" calcext:value-type="float">
            <text:p>0</text:p>
          </table:table-cell>
          <table:table-cell table:style-name="cat2_5f_PA_5f_stype" table:formula="of:=[.J22]-[.K22]" office:value-type="float" office:value="0" calcext:value-type="float">
            <text:p>0</text:p>
          </table:table-cell>
          <table:table-cell table:style-name="cat2_5f_PA_5f_stype" table:formula="of:=[.M22]+[.P22]+[.S22]" office:value-type="float" office:value="0" calcext:value-type="float">
            <text:p>0</text:p>
          </table:table-cell>
          <table:table-cell table:style-name="cat2_5f_PA_5f_stype" table:formula="of:=[.N22]+[.Q22]+[.T22]" office:value-type="float" office:value="0" calcext:value-type="float">
            <text:p>0</text:p>
          </table:table-cell>
          <table:table-cell table:style-name="cat2_5f_PA_5f_stype" table:number-columns-repeated="9"/>
        </table:table-row>
        <table:table-row table:style-name="ro3">
          <table:table-cell table:number-columns-repeated="20"/>
        </table:table-row>
        <table:table-row table:style-name="ro4">
          <table:table-cell office:value-type="string" calcext:value-type="string">
            <text:p>C24:T29</text:p>
          </table:table-cell>
          <table:table-cell/>
          <table:table-cell table:style-name="ce78" table:formula="of:=[$lesequipes.$A$18]" office:value-type="string" office:string-value="cat2" calcext:value-type="string">
            <text:p>cat2</text:p>
          </table:table-cell>
          <table:table-cell/>
          <table:table-cell table:style-name="ce82" table:formula="of:=[$lesequipes.$B$18]" office:value-type="string" office:string-value="U15G" calcext:value-type="string">
            <text:p>U15G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05" office:value-type="string" calcext:value-type="string" table:number-columns-spanned="3" table:number-rows-spanned="1">
            <text:p>buts</text:p>
          </table:table-cell>
          <table:covered-table-cell table:style-name="ce105"/>
          <table:covered-table-cell/>
          <table:table-cell table:style-name="ce107" office:value-type="string" calcext:value-type="string" table:number-columns-spanned="3" table:number-rows-spanned="1">
            <text:p>match1</text:p>
          </table:table-cell>
          <table:covered-table-cell table:style-name="ce107"/>
          <table:covered-table-cell table:style-name="ce88"/>
          <table:table-cell table:style-name="ce107" office:value-type="string" calcext:value-type="string" table:number-columns-spanned="3" table:number-rows-spanned="1">
            <text:p>match2</text:p>
          </table:table-cell>
          <table:covered-table-cell table:style-name="ce107"/>
          <table:covered-table-cell table:style-name="ce88"/>
          <table:table-cell table:style-name="ce107" office:value-type="string" calcext:value-type="string" table:number-columns-spanned="3" table:number-rows-spanned="1">
            <text:p>match3</text:p>
          </table:table-cell>
          <table:covered-table-cell table:style-name="ce107"/>
          <table:covered-table-cell table:style-name="ce88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2]" office:value-type="string" office:string-value="U15G5" calcext:value-type="string">
            <text:p>U15G5</text:p>
          </table:table-cell>
          <table:table-cell table:style-name="ce78" table:formula="of:=[$lesequipes.$F22]" office:value-type="string" office:string-value="rict15g5" calcext:value-type="string">
            <text:p>rict15g5</text:p>
          </table:table-cell>
          <table:table-cell table:style-name="cat2_5f_PB_5f_stype"/>
          <table:table-cell table:style-name="cat2_5f_PB_5f_stype" table:formula="of:=[.L26]+[.O26]+[.R26]" office:value-type="float" office:value="0" calcext:value-type="float">
            <text:p>0</text:p>
          </table:table-cell>
          <table:table-cell table:style-name="cat2_5f_PB_5f_stype" table:formula="of:=[.J26]-[.K26]" office:value-type="float" office:value="0" calcext:value-type="float">
            <text:p>0</text:p>
          </table:table-cell>
          <table:table-cell table:style-name="cat2_5f_PB_5f_stype" table:formula="of:=[.M26]+[.P26]+[.S26]" office:value-type="float" office:value="0" calcext:value-type="float">
            <text:p>0</text:p>
          </table:table-cell>
          <table:table-cell table:style-name="cat2_5f_PB_5f_stype" table:formula="of:=[.N26]+[.Q26]+[.T26]" office:value-type="float" office:value="0" calcext:value-type="float">
            <text:p>0</text:p>
          </table:table-cell>
          <table:table-cell table:style-name="cat2_5f_PB_5f_stype" table:number-columns-repeated="9"/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3]" office:value-type="string" office:string-value="U15G6" calcext:value-type="string">
            <text:p>U15G6</text:p>
          </table:table-cell>
          <table:table-cell table:style-name="ce78" table:formula="of:=[$lesequipes.$F23]" office:value-type="string" office:string-value="rict15g6" calcext:value-type="string">
            <text:p>rict15g6</text:p>
          </table:table-cell>
          <table:table-cell table:style-name="cat2_5f_PB_5f_stype"/>
          <table:table-cell table:style-name="cat2_5f_PB_5f_stype" table:formula="of:=[.L27]+[.O27]+[.R27]" office:value-type="float" office:value="0" calcext:value-type="float">
            <text:p>0</text:p>
          </table:table-cell>
          <table:table-cell table:style-name="cat2_5f_PB_5f_stype" table:formula="of:=[.J27]-[.K27]" office:value-type="float" office:value="0" calcext:value-type="float">
            <text:p>0</text:p>
          </table:table-cell>
          <table:table-cell table:style-name="cat2_5f_PB_5f_stype" table:formula="of:=[.M27]+[.P27]+[.S27]" office:value-type="float" office:value="0" calcext:value-type="float">
            <text:p>0</text:p>
          </table:table-cell>
          <table:table-cell table:style-name="cat2_5f_PB_5f_stype" table:formula="of:=[.N27]+[.Q27]+[.T27]" office:value-type="float" office:value="0" calcext:value-type="float">
            <text:p>0</text:p>
          </table:table-cell>
          <table:table-cell table:style-name="cat2_5f_PB_5f_stype" table:number-columns-repeated="9"/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4]" office:value-type="string" office:string-value="U15G7" calcext:value-type="string">
            <text:p>U15G7</text:p>
          </table:table-cell>
          <table:table-cell table:style-name="ce78" table:formula="of:=[$lesequipes.$F24]" office:value-type="string" office:string-value="rict15g7" calcext:value-type="string">
            <text:p>rict15g7</text:p>
          </table:table-cell>
          <table:table-cell table:style-name="cat2_5f_PB_5f_stype"/>
          <table:table-cell table:style-name="cat2_5f_PB_5f_stype" table:formula="of:=[.L28]+[.O28]+[.R28]" office:value-type="float" office:value="0" calcext:value-type="float">
            <text:p>0</text:p>
          </table:table-cell>
          <table:table-cell table:style-name="cat2_5f_PB_5f_stype" table:formula="of:=[.J28]-[.K28]" office:value-type="float" office:value="0" calcext:value-type="float">
            <text:p>0</text:p>
          </table:table-cell>
          <table:table-cell table:style-name="cat2_5f_PB_5f_stype" table:formula="of:=[.M28]+[.P28]+[.S28]" office:value-type="float" office:value="0" calcext:value-type="float">
            <text:p>0</text:p>
          </table:table-cell>
          <table:table-cell table:style-name="cat2_5f_PB_5f_stype" table:formula="of:=[.N28]+[.Q28]+[.T28]" office:value-type="float" office:value="0" calcext:value-type="float">
            <text:p>0</text:p>
          </table:table-cell>
          <table:table-cell table:style-name="cat2_5f_PB_5f_stype" table:number-columns-repeated="9"/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5]" office:value-type="string" office:string-value="U15G8" calcext:value-type="string">
            <text:p>U15G8</text:p>
          </table:table-cell>
          <table:table-cell table:style-name="ce78" table:formula="of:=[$lesequipes.$F25]" office:value-type="string" office:string-value="rict15g8" calcext:value-type="string">
            <text:p>rict15g8</text:p>
          </table:table-cell>
          <table:table-cell table:style-name="cat2_5f_PB_5f_stype"/>
          <table:table-cell table:style-name="cat2_5f_PB_5f_stype" table:formula="of:=[.L29]+[.O29]+[.R29]" office:value-type="float" office:value="0" calcext:value-type="float">
            <text:p>0</text:p>
          </table:table-cell>
          <table:table-cell table:style-name="cat2_5f_PB_5f_stype" table:formula="of:=[.J29]-[.K29]" office:value-type="float" office:value="0" calcext:value-type="float">
            <text:p>0</text:p>
          </table:table-cell>
          <table:table-cell table:style-name="cat2_5f_PB_5f_stype" table:formula="of:=[.M29]+[.P29]+[.S29]" office:value-type="float" office:value="0" calcext:value-type="float">
            <text:p>0</text:p>
          </table:table-cell>
          <table:table-cell table:style-name="cat2_5f_PB_5f_stype" table:formula="of:=[.N29]+[.Q29]+[.T29]" office:value-type="float" office:value="0" calcext:value-type="float">
            <text:p>0</text:p>
          </table:table-cell>
          <table:table-cell table:style-name="cat2_5f_PB_5f_stype" table:number-columns-repeated="9"/>
        </table:table-row>
        <table:table-row table:style-name="ro3" table:number-rows-repeated="1048546">
          <table:table-cell table:number-columns-repeated="20"/>
        </table:table-row>
        <table:table-row table:style-name="ro3">
          <table:table-cell table:number-columns-repeated="20"/>
        </table:table-row>
        <calcext:conditional-formats>
          <calcext:conditional-format calcext:target-range-address="classementspoules.C4:classementspoules.F7 classementspoules.E2:classementspoules.F2 classementspoules.C11:classementspoules.F14 classementspoules.E9:classementspoules.F9 classementspoules.C19:classementspoules.F22 classementspoules.E17:classementspoules.F17 classementspoules.C26:classementspoules.F29 classementspoules.E24:classementspoules.F24 classementspoules.C2:classementspoules.C2 classementspoules.C9:classementspoules.C9 classementspoules.C17:classementspoules.C17 classementspoules.C24:classementspoules.C24">
            <calcext:condition calcext:apply-style-name="cat1_PA_stype" calcext:value="formula-is(COM.MICROSOFT.CONCAT([.$E2];&quot;_&quot;;[.$G2])=&quot;cat1_PA&quot;)" calcext:base-cell-address="classementspoules.C2"/>
            <calcext:condition calcext:apply-style-name="cat1_PB_stype" calcext:value="formula-is(COM.MICROSOFT.CONCAT([.$E2];&quot;_&quot;;[.$G2])=&quot;cat1_PB&quot;)" calcext:base-cell-address="classementspoules.C2"/>
            <calcext:condition calcext:apply-style-name="cat2_PA_stype" calcext:value="formula-is(COM.MICROSOFT.CONCAT([.$E2];&quot;_&quot;;[.$G2])=&quot;cat2_PA&quot;)" calcext:base-cell-address="classementspoules.C2"/>
            <calcext:condition calcext:apply-style-name="cat2_PB_stype" calcext:value="formula-is(COM.MICROSOFT.CONCAT([.$E2];&quot;_&quot;;[.$G2])=&quot;cat2_PB&quot;)" calcext:base-cell-address="classementspoules.C2"/>
          </calcext:conditional-format>
        </calcext:conditional-formats>
      </table:table>
      <table:table table:name="finale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Default"/>
        <table:table-column table:style-name="co14" table:default-cell-style-name="ce13"/>
        <table:table-column table:style-name="co31" table:default-cell-style-name="ce13"/>
        <table:table-column table:style-name="co3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number-columns-repeated="4" table:default-cell-style-name="ce13"/>
        <table:table-column table:style-name="co19" table:number-columns-repeated="2" table:default-cell-style-name="ce13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16"/>
        </table:table-row>
        <table:table-row table:style-name="ro5">
          <table:table-cell table:style-name="ce33" office:value-type="string" calcext:value-type="string">
            <text:p>C3:P27</text:p>
          </table:table-cell>
          <table:table-cell table:style-name="ce4"/>
          <table:table-cell table:number-columns-repeated="7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35" office:value-type="string" calcext:value-type="string">
            <text:p>code</text:p>
          </table:table-cell>
          <table:table-cell table:style-name="ce46" office:value-type="string" calcext:value-type="string">
            <text:p>nom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pt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p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3">
          <table:table-cell table:number-columns-repeated="2"/>
          <table:table-cell table:style-name="ce109" table:content-validation-name="val1" office:value-type="float" office:value="25" calcext:value-type="float">
            <text:p>25</text:p>
          </table:table-cell>
          <table:table-cell table:style-name="ce109" table:content-validation-name="val1" office:value-type="string" calcext:value-type="string">
            <text:p>1-GLC</text:p>
          </table:table-cell>
          <table:table-cell table:style-name="ce113" office:value-type="time" office:time-value="PT14H10M00S" calcext:value-type="time">
            <text:p>14:10</text:p>
          </table:table-cell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115" table:formula="of:=[$lesequipes.$B$10]" office:value-type="string" office:string-value="U13G" calcext:value-type="string">
            <text:p>U13G</text:p>
          </table:table-cell>
          <table:table-cell table:style-name="ce117" office:value-type="string" calcext:value-type="string">
            <text:p>Place5_8-1</text:p>
          </table:table-cell>
          <table:table-cell table:style-name="ce118" office:value-type="string" calcext:value-type="string">
            <text:p>3ieme PA, 4ieme PB</text:p>
          </table:table-cell>
          <table:table-cell table:style-name="ce119" table:formula="of:=[$lesequipes.$D$10]" office:value-type="string" office:string-value="U13G1" calcext:value-type="string">
            <text:p>U13G1</text:p>
          </table:table-cell>
          <table:table-cell table:style-name="ce119" table:formula="of:=[$lesequipes.$F$10]" office:value-type="string" office:string-value="dist13g1" calcext:value-type="string">
            <text:p>dist13g1</text:p>
          </table:table-cell>
          <table:table-cell table:style-name="ce122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16" table:formula="of:=[$lesequipes.$D$11]" office:value-type="string" office:string-value="U13G2" calcext:value-type="string">
            <text:p>U13G2</text:p>
          </table:table-cell>
          <table:table-cell table:style-name="ce121" table:formula="of:=[$lesequipes.$F$11]" office:value-type="string" office:string-value="dist13g2" calcext:value-type="string">
            <text:p>dist13g2</text:p>
          </table:table-cell>
        </table:table-row>
        <table:table-row table:style-name="ro4">
          <table:table-cell table:number-columns-repeated="2"/>
          <table:table-cell table:style-name="ce110" table:formula="of:=[.C4]+1" office:value-type="float" office:value="26" calcext:value-type="float">
            <text:p>26</text:p>
          </table:table-cell>
          <table:table-cell table:style-name="ce109" table:content-validation-name="val1" office:value-type="string" calcext:value-type="string">
            <text:p>2-CCVL</text:p>
          </table:table-cell>
          <table:table-cell table:style-name="ce113" office:value-type="time" office:time-value="PT14H10M00S" calcext:value-type="time">
            <text:p>14:10</text:p>
          </table:table-cell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115" table:formula="of:=[$lesequipes.$B$10]" office:value-type="string" office:string-value="U13G" calcext:value-type="string">
            <text:p>U13G</text:p>
          </table:table-cell>
          <table:table-cell table:style-name="ce115"/>
          <table:table-cell table:style-name="ce115" table:formula="of:=[$lesequipes.$C$14]" office:value-type="string" office:string-value="PB" calcext:value-type="string">
            <text:p>PB</text:p>
          </table:table-cell>
          <table:table-cell table:style-name="ce119" table:formula="of:=[$lesequipes.$D$14]" office:value-type="string" office:string-value="U13G5" calcext:value-type="string">
            <text:p>U13G5</text:p>
          </table:table-cell>
          <table:table-cell table:style-name="ce119" table:formula="of:=[$lesequipes.$F$14]" office:value-type="string" office:string-value="dist13g5" calcext:value-type="string">
            <text:p>dist13g5</text:p>
          </table:table-cell>
          <table:table-cell table:style-name="ce122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16" table:formula="of:=[$lesequipes.$D$15]" office:value-type="string" office:string-value="U13G6" calcext:value-type="string">
            <text:p>U13G6</text:p>
          </table:table-cell>
          <table:table-cell table:style-name="ce121" table:formula="of:=[$lesequipes.$F$15]" office:value-type="string" office:string-value="dist13g6" calcext:value-type="string">
            <text:p>dist13g6</text:p>
          </table:table-cell>
        </table:table-row>
        <table:table-row table:style-name="ro4">
          <table:table-cell table:number-columns-repeated="2"/>
          <table:table-cell table:style-name="ce110" table:formula="of:=[.C5]+1" office:value-type="float" office:value="27" calcext:value-type="float">
            <text:p>27</text:p>
          </table:table-cell>
          <table:table-cell table:style-name="ce111" table:content-validation-name="val1" office:value-type="string" calcext:value-type="string">
            <text:p>1-GLC</text:p>
          </table:table-cell>
          <table:table-cell table:style-name="ce113" table:formula="of:=[.E4]+1/24/6" office:value-type="time" office:time-value="PT14H20M00S" calcext:value-type="time">
            <text:p>14:20</text:p>
          </table:table-cell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115" table:formula="of:=[$lesequipes.$B$10]" office:value-type="string" office:string-value="U13G" calcext:value-type="string">
            <text:p>U13G</text:p>
          </table:table-cell>
          <table:table-cell table:style-name="ce115"/>
          <table:table-cell table:style-name="ce115" office:value-type="string" calcext:value-type="string">
            <text:p>PA</text:p>
          </table:table-cell>
          <table:table-cell table:style-name="ce120" table:formula="of:=[$lesequipes.$D$12]" office:value-type="string" office:string-value="U13G3" calcext:value-type="string">
            <text:p>U13G3</text:p>
          </table:table-cell>
          <table:table-cell table:style-name="ce119" table:formula="of:=[$lesequipes.$F$12]" office:value-type="string" office:string-value="dist13g3" calcext:value-type="string">
            <text:p>dist13g3</text:p>
          </table:table-cell>
          <table:table-cell table:style-name="ce122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19" table:formula="of:=[$lesequipes.$D$13]" office:value-type="string" office:string-value="U13G4" calcext:value-type="string">
            <text:p>U13G4</text:p>
          </table:table-cell>
          <table:table-cell table:style-name="ce121" table:formula="of:=[$lesequipes.$F$13]" office:value-type="string" office:string-value="dist13g4" calcext:value-type="string">
            <text:p>dist13g4</text:p>
          </table:table-cell>
        </table:table-row>
        <table:table-row table:style-name="ro4">
          <table:table-cell table:number-columns-repeated="2"/>
          <table:table-cell table:style-name="ce110" table:formula="of:=[.C6]+1" office:value-type="float" office:value="28" calcext:value-type="float">
            <text:p>28</text:p>
          </table:table-cell>
          <table:table-cell table:style-name="ce112" table:content-validation-name="val1" office:value-type="string" calcext:value-type="string">
            <text:p>2-CCVL</text:p>
          </table:table-cell>
          <table:table-cell table:style-name="ce113" table:formula="of:=[.E5]+1/24/6" office:value-type="time" office:time-value="PT14H20M00S" calcext:value-type="time">
            <text:p>14:20</text:p>
          </table:table-cell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115" table:formula="of:=[$lesequipes.$B$10]" office:value-type="string" office:string-value="U13G" calcext:value-type="string">
            <text:p>U13G</text:p>
          </table:table-cell>
          <table:table-cell table:style-name="ce115"/>
          <table:table-cell table:style-name="ce115" table:formula="of:=[$lesequipes.$C$14]" office:value-type="string" office:string-value="PB" calcext:value-type="string">
            <text:p>PB</text:p>
          </table:table-cell>
          <table:table-cell table:style-name="ce121" table:formula="of:=[$lesequipes.$D$16]" office:value-type="string" office:string-value="U13G7" calcext:value-type="string">
            <text:p>U13G7</text:p>
          </table:table-cell>
          <table:table-cell table:style-name="ce121" table:formula="of:=[$lesequipes.$F$16]" office:value-type="string" office:string-value="dist13g7" calcext:value-type="string">
            <text:p>dist13g7</text:p>
          </table:table-cell>
          <table:table-cell table:style-name="ce123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21" table:formula="of:=[$lesequipes.$D$17]" office:value-type="string" office:string-value="U13G8" calcext:value-type="string">
            <text:p>U13G8</text:p>
          </table:table-cell>
          <table:table-cell table:style-name="ce121" table:formula="of:=[$lesequipes.$F$17]" office:value-type="string" office:string-value="dist13g8" calcext:value-type="string">
            <text:p>dist13g8</text:p>
          </table:table-cell>
        </table:table-row>
        <table:table-row table:style-name="ro4">
          <table:table-cell table:number-columns-repeated="2"/>
          <table:table-cell table:style-name="ce110" table:formula="of:=[.C7]+1" office:value-type="float" office:value="29" calcext:value-type="float">
            <text:p>29</text:p>
          </table:table-cell>
          <table:table-cell table:style-name="ce111" table:content-validation-name="val1" office:value-type="string" calcext:value-type="string">
            <text:p>1-GLC</text:p>
          </table:table-cell>
          <table:table-cell table:style-name="ce113" table:formula="of:=[.E6]+1/24/6" office:value-type="time" office:time-value="PT14H30M00S" calcext:value-type="time">
            <text:p>14:30</text:p>
          </table:table-cell>
          <table:table-cell table:style-name="ce114" table:formula="of:=[$lesequipes.$A$18]" office:value-type="string" office:string-value="cat2" calcext:value-type="string">
            <text:p>cat2</text:p>
          </table:table-cell>
          <table:table-cell table:style-name="ce116" table:formula="of:=[$lesequipes.$B$18]" office:value-type="string" office:string-value="U15G" calcext:value-type="string">
            <text:p>U15G</text:p>
          </table:table-cell>
          <table:table-cell table:style-name="ce116"/>
          <table:table-cell table:style-name="ce115" table:formula="of:=[$lesequipes.$C$10]" office:value-type="string" office:string-value="PA" calcext:value-type="string">
            <text:p>PA</text:p>
          </table:table-cell>
          <table:table-cell table:style-name="ce119" table:formula="of:=[$lesequipes.$D$18]" office:value-type="string" office:string-value="U15G1" calcext:value-type="string">
            <text:p>U15G1</text:p>
          </table:table-cell>
          <table:table-cell table:style-name="ce119" table:formula="of:=[$lesequipes.$F$18]" office:value-type="string" office:string-value="rict15g1" calcext:value-type="string">
            <text:p>rict15g1</text:p>
          </table:table-cell>
          <table:table-cell table:style-name="ce122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16" table:formula="of:=[$lesequipes.$D$19]" office:value-type="string" office:string-value="U15G2" calcext:value-type="string">
            <text:p>U15G2</text:p>
          </table:table-cell>
          <table:table-cell table:style-name="ce121" table:formula="of:=[$lesequipes.$F$19]" office:value-type="string" office:string-value="rict15g2" calcext:value-type="string">
            <text:p>rict15g2</text:p>
          </table:table-cell>
        </table:table-row>
        <table:table-row table:style-name="ro4">
          <table:table-cell table:number-columns-repeated="2"/>
          <table:table-cell table:style-name="ce110" table:formula="of:=[.C8]+1" office:value-type="float" office:value="30" calcext:value-type="float">
            <text:p>30</text:p>
          </table:table-cell>
          <table:table-cell table:style-name="ce112" table:content-validation-name="val1" office:value-type="string" calcext:value-type="string">
            <text:p>2-CCVL</text:p>
          </table:table-cell>
          <table:table-cell table:style-name="ce113" table:formula="of:=[.E7]+1/24/6" office:value-type="time" office:time-value="PT14H30M00S" calcext:value-type="time">
            <text:p>14:30</text:p>
          </table:table-cell>
          <table:table-cell table:style-name="ce114" table:formula="of:=[$lesequipes.$A$18]" office:value-type="string" office:string-value="cat2" calcext:value-type="string">
            <text:p>cat2</text:p>
          </table:table-cell>
          <table:table-cell table:style-name="ce116" table:formula="of:=[$lesequipes.$B$18]" office:value-type="string" office:string-value="U15G" calcext:value-type="string">
            <text:p>U15G</text:p>
          </table:table-cell>
          <table:table-cell table:style-name="ce116"/>
          <table:table-cell table:style-name="ce115" table:formula="of:=[$lesequipes.$C$14]" office:value-type="string" office:string-value="PB" calcext:value-type="string">
            <text:p>PB</text:p>
          </table:table-cell>
          <table:table-cell table:style-name="ce119" table:formula="of:=[$lesequipes.$D$22]" office:value-type="string" office:string-value="U15G5" calcext:value-type="string">
            <text:p>U15G5</text:p>
          </table:table-cell>
          <table:table-cell table:style-name="ce119" table:formula="of:=[$lesequipes.$F$22]" office:value-type="string" office:string-value="rict15g5" calcext:value-type="string">
            <text:p>rict15g5</text:p>
          </table:table-cell>
          <table:table-cell table:style-name="ce122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16" table:formula="of:=[$lesequipes.$D$23]" office:value-type="string" office:string-value="U15G6" calcext:value-type="string">
            <text:p>U15G6</text:p>
          </table:table-cell>
          <table:table-cell table:style-name="ce121" table:formula="of:=[$lesequipes.$F$23]" office:value-type="string" office:string-value="rict15g6" calcext:value-type="string">
            <text:p>rict15g6</text:p>
          </table:table-cell>
        </table:table-row>
        <table:table-row table:style-name="ro4">
          <table:table-cell table:number-columns-repeated="2"/>
          <table:table-cell table:style-name="ce110" table:formula="of:=[.C9]+1" office:value-type="float" office:value="31" calcext:value-type="float">
            <text:p>31</text:p>
          </table:table-cell>
          <table:table-cell table:style-name="ce111" table:content-validation-name="val1" office:value-type="string" calcext:value-type="string">
            <text:p>1-GLC</text:p>
          </table:table-cell>
          <table:table-cell table:style-name="ce113" table:formula="of:=[.E8]+1/24/6" office:value-type="time" office:time-value="PT14H40M00S" calcext:value-type="time">
            <text:p>14:40</text:p>
          </table:table-cell>
          <table:table-cell table:style-name="ce114" table:formula="of:=[$lesequipes.$A$18]" office:value-type="string" office:string-value="cat2" calcext:value-type="string">
            <text:p>cat2</text:p>
          </table:table-cell>
          <table:table-cell table:style-name="ce116" table:formula="of:=[$lesequipes.$B$18]" office:value-type="string" office:string-value="U15G" calcext:value-type="string">
            <text:p>U15G</text:p>
          </table:table-cell>
          <table:table-cell table:style-name="ce116"/>
          <table:table-cell table:style-name="ce115" office:value-type="string" calcext:value-type="string">
            <text:p>PA</text:p>
          </table:table-cell>
          <table:table-cell table:style-name="ce120" table:formula="of:=[$lesequipes.$D$20]" office:value-type="string" office:string-value="U15G3" calcext:value-type="string">
            <text:p>U15G3</text:p>
          </table:table-cell>
          <table:table-cell table:style-name="ce119" table:formula="of:=[$lesequipes.$F$20]" office:value-type="string" office:string-value="rict15g3" calcext:value-type="string">
            <text:p>rict15g3</text:p>
          </table:table-cell>
          <table:table-cell table:style-name="ce122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19" table:formula="of:=[$lesequipes.$D$21]" office:value-type="string" office:string-value="U15G4" calcext:value-type="string">
            <text:p>U15G4</text:p>
          </table:table-cell>
          <table:table-cell table:style-name="ce121" table:formula="of:=[$lesequipes.$F$21]" office:value-type="string" office:string-value="rict15g4" calcext:value-type="string">
            <text:p>rict15g4</text:p>
          </table:table-cell>
        </table:table-row>
        <table:table-row table:style-name="ro4">
          <table:table-cell table:number-columns-repeated="2"/>
          <table:table-cell table:style-name="ce110" table:formula="of:=[.C10]+1" office:value-type="float" office:value="32" calcext:value-type="float">
            <text:p>32</text:p>
          </table:table-cell>
          <table:table-cell table:style-name="ce112" table:content-validation-name="val1" office:value-type="string" calcext:value-type="string">
            <text:p>2-CCVL</text:p>
          </table:table-cell>
          <table:table-cell table:style-name="ce113" table:formula="of:=[.E9]+1/24/6" office:value-type="time" office:time-value="PT14H40M00S" calcext:value-type="time">
            <text:p>14:40</text:p>
          </table:table-cell>
          <table:table-cell table:style-name="ce114" table:formula="of:=[$lesequipes.$A$18]" office:value-type="string" office:string-value="cat2" calcext:value-type="string">
            <text:p>cat2</text:p>
          </table:table-cell>
          <table:table-cell table:style-name="ce116" table:formula="of:=[$lesequipes.$B$18]" office:value-type="string" office:string-value="U15G" calcext:value-type="string">
            <text:p>U15G</text:p>
          </table:table-cell>
          <table:table-cell table:style-name="ce116"/>
          <table:table-cell table:style-name="ce115" table:formula="of:=[$lesequipes.$C$14]" office:value-type="string" office:string-value="PB" calcext:value-type="string">
            <text:p>PB</text:p>
          </table:table-cell>
          <table:table-cell table:style-name="ce121" table:formula="of:=[$lesequipes.$D$24]" office:value-type="string" office:string-value="U15G7" calcext:value-type="string">
            <text:p>U15G7</text:p>
          </table:table-cell>
          <table:table-cell table:style-name="ce121" table:formula="of:=[$lesequipes.$F$24]" office:value-type="string" office:string-value="rict15g7" calcext:value-type="string">
            <text:p>rict15g7</text:p>
          </table:table-cell>
          <table:table-cell table:style-name="ce123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21" table:formula="of:=[$lesequipes.$D$25]" office:value-type="string" office:string-value="U15G8" calcext:value-type="string">
            <text:p>U15G8</text:p>
          </table:table-cell>
          <table:table-cell table:style-name="ce121" table:formula="of:=[$lesequipes.$F$25]" office:value-type="string" office:string-value="rict15g8" calcext:value-type="string">
            <text:p>rict15g8</text:p>
          </table:table-cell>
        </table:table-row>
        <table:table-row table:style-name="ro4">
          <table:table-cell table:number-columns-repeated="2"/>
          <table:table-cell table:style-name="ce110" table:formula="of:=[.C11]+1" office:value-type="float" office:value="33" calcext:value-type="float">
            <text:p>33</text:p>
          </table:table-cell>
          <table:table-cell table:style-name="ce109" table:content-validation-name="val1" office:value-type="string" calcext:value-type="string">
            <text:p>1-GLC</text:p>
          </table:table-cell>
          <table:table-cell table:style-name="ce113" table:formula="of:=[.E10]+1/24/6" office:value-type="time" office:time-value="PT14H50M00S" calcext:value-type="time">
            <text:p>14:50</text:p>
          </table:table-cell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115" table:formula="of:=[$lesequipes.$B$10]" office:value-type="string" office:string-value="U13G" calcext:value-type="string">
            <text:p>U13G</text:p>
          </table:table-cell>
          <table:table-cell table:style-name="ce115"/>
          <table:table-cell table:style-name="ce115" table:formula="of:=[$lesequipes.$C$10]" office:value-type="string" office:string-value="PA" calcext:value-type="string">
            <text:p>PA</text:p>
          </table:table-cell>
          <table:table-cell table:style-name="ce116" table:formula="of:=[$lesequipes.$D$11]" office:value-type="string" office:string-value="U13G2" calcext:value-type="string">
            <text:p>U13G2</text:p>
          </table:table-cell>
          <table:table-cell table:style-name="ce121" table:formula="of:=[$lesequipes.$F$11]" office:value-type="string" office:string-value="dist13g2" calcext:value-type="string">
            <text:p>dist13g2</text:p>
          </table:table-cell>
          <table:table-cell table:style-name="ce122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19" table:formula="of:=[$lesequipes.$D$13]" office:value-type="string" office:string-value="U13G4" calcext:value-type="string">
            <text:p>U13G4</text:p>
          </table:table-cell>
          <table:table-cell table:style-name="ce121" table:formula="of:=[$lesequipes.$F$13]" office:value-type="string" office:string-value="dist13g4" calcext:value-type="string">
            <text:p>dist13g4</text:p>
          </table:table-cell>
        </table:table-row>
        <table:table-row table:style-name="ro4">
          <table:table-cell table:number-columns-repeated="2"/>
          <table:table-cell table:style-name="ce110" table:formula="of:=[.C12]+1" office:value-type="float" office:value="34" calcext:value-type="float">
            <text:p>34</text:p>
          </table:table-cell>
          <table:table-cell table:style-name="ce109" table:content-validation-name="val1" office:value-type="string" calcext:value-type="string">
            <text:p>2-CCVL</text:p>
          </table:table-cell>
          <table:table-cell table:style-name="ce113" table:formula="of:=[.E11]+1/24/6" office:value-type="time" office:time-value="PT14H50M00S" calcext:value-type="time">
            <text:p>14:50</text:p>
          </table:table-cell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115" table:formula="of:=[$lesequipes.$B$10]" office:value-type="string" office:string-value="U13G" calcext:value-type="string">
            <text:p>U13G</text:p>
          </table:table-cell>
          <table:table-cell table:style-name="ce115"/>
          <table:table-cell table:style-name="ce115" table:formula="of:=[$lesequipes.$C$14]" office:value-type="string" office:string-value="PB" calcext:value-type="string">
            <text:p>PB</text:p>
          </table:table-cell>
          <table:table-cell table:style-name="ce116" table:formula="of:=[$lesequipes.$D$15]" office:value-type="string" office:string-value="U13G6" calcext:value-type="string">
            <text:p>U13G6</text:p>
          </table:table-cell>
          <table:table-cell table:style-name="ce121" table:formula="of:=[$lesequipes.$F$15]" office:value-type="string" office:string-value="dist13g6" calcext:value-type="string">
            <text:p>dist13g6</text:p>
          </table:table-cell>
          <table:table-cell table:style-name="ce122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21" table:formula="of:=[$lesequipes.$D$17]" office:value-type="string" office:string-value="U13G8" calcext:value-type="string">
            <text:p>U13G8</text:p>
          </table:table-cell>
          <table:table-cell table:style-name="ce121" table:formula="of:=[$lesequipes.$F$17]" office:value-type="string" office:string-value="dist13g8" calcext:value-type="string">
            <text:p>dist13g8</text:p>
          </table:table-cell>
        </table:table-row>
        <table:table-row table:style-name="ro4">
          <table:table-cell table:number-columns-repeated="2"/>
          <table:table-cell table:style-name="ce110" table:formula="of:=[.C13]+1" office:value-type="float" office:value="35" calcext:value-type="float">
            <text:p>35</text:p>
          </table:table-cell>
          <table:table-cell table:style-name="ce111" table:content-validation-name="val1" office:value-type="string" calcext:value-type="string">
            <text:p>1-GLC</text:p>
          </table:table-cell>
          <table:table-cell table:style-name="ce113" table:formula="of:=[.E12]+1/24/6" office:value-type="time" office:time-value="PT15H00M00S" calcext:value-type="time">
            <text:p>15:00</text:p>
          </table:table-cell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115" table:formula="of:=[$lesequipes.$B$10]" office:value-type="string" office:string-value="U13G" calcext:value-type="string">
            <text:p>U13G</text:p>
          </table:table-cell>
          <table:table-cell table:style-name="ce115"/>
          <table:table-cell table:style-name="ce115" office:value-type="string" calcext:value-type="string">
            <text:p>PA</text:p>
          </table:table-cell>
          <table:table-cell table:style-name="ce119" table:formula="of:=[$lesequipes.$D$10]" office:value-type="string" office:string-value="U13G1" calcext:value-type="string">
            <text:p>U13G1</text:p>
          </table:table-cell>
          <table:table-cell table:style-name="ce119" table:formula="of:=[$lesequipes.$F$10]" office:value-type="string" office:string-value="dist13g1" calcext:value-type="string">
            <text:p>dist13g1</text:p>
          </table:table-cell>
          <table:table-cell table:style-name="ce122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20" table:formula="of:=[$lesequipes.$D$12]" office:value-type="string" office:string-value="U13G3" calcext:value-type="string">
            <text:p>U13G3</text:p>
          </table:table-cell>
          <table:table-cell table:style-name="ce119" table:formula="of:=[$lesequipes.$F$12]" office:value-type="string" office:string-value="dist13g3" calcext:value-type="string">
            <text:p>dist13g3</text:p>
          </table:table-cell>
        </table:table-row>
        <table:table-row table:style-name="ro4">
          <table:table-cell table:number-columns-repeated="2"/>
          <table:table-cell table:style-name="ce110" table:formula="of:=[.C14]+1" office:value-type="float" office:value="36" calcext:value-type="float">
            <text:p>36</text:p>
          </table:table-cell>
          <table:table-cell table:style-name="ce112" table:content-validation-name="val1" office:value-type="string" calcext:value-type="string">
            <text:p>2-CCVL</text:p>
          </table:table-cell>
          <table:table-cell table:style-name="ce113" table:formula="of:=[.E13]+1/24/6" office:value-type="time" office:time-value="PT15H00M00S" calcext:value-type="time">
            <text:p>15:00</text:p>
          </table:table-cell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115" table:formula="of:=[$lesequipes.$B$10]" office:value-type="string" office:string-value="U13G" calcext:value-type="string">
            <text:p>U13G</text:p>
          </table:table-cell>
          <table:table-cell table:style-name="ce115"/>
          <table:table-cell table:style-name="ce115" table:formula="of:=[$lesequipes.$C$14]" office:value-type="string" office:string-value="PB" calcext:value-type="string">
            <text:p>PB</text:p>
          </table:table-cell>
          <table:table-cell table:style-name="ce119" table:formula="of:=[$lesequipes.$D$14]" office:value-type="string" office:string-value="U13G5" calcext:value-type="string">
            <text:p>U13G5</text:p>
          </table:table-cell>
          <table:table-cell table:style-name="ce119" table:formula="of:=[$lesequipes.$F$14]" office:value-type="string" office:string-value="dist13g5" calcext:value-type="string">
            <text:p>dist13g5</text:p>
          </table:table-cell>
          <table:table-cell table:style-name="ce123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21" table:formula="of:=[$lesequipes.$D$16]" office:value-type="string" office:string-value="U13G7" calcext:value-type="string">
            <text:p>U13G7</text:p>
          </table:table-cell>
          <table:table-cell table:style-name="ce121" table:formula="of:=[$lesequipes.$F$16]" office:value-type="string" office:string-value="dist13g7" calcext:value-type="string">
            <text:p>dist13g7</text:p>
          </table:table-cell>
        </table:table-row>
        <table:table-row table:style-name="ro4">
          <table:table-cell table:number-columns-repeated="2"/>
          <table:table-cell table:style-name="ce110" table:formula="of:=[.C15]+1" office:value-type="float" office:value="37" calcext:value-type="float">
            <text:p>37</text:p>
          </table:table-cell>
          <table:table-cell table:style-name="ce111" table:content-validation-name="val1" office:value-type="string" calcext:value-type="string">
            <text:p>1-GLC</text:p>
          </table:table-cell>
          <table:table-cell table:style-name="ce113" table:formula="of:=[.E14]+1/24/6" office:value-type="time" office:time-value="PT15H10M00S" calcext:value-type="time">
            <text:p>15:10</text:p>
          </table:table-cell>
          <table:table-cell table:style-name="ce114" table:formula="of:=[$lesequipes.$A$18]" office:value-type="string" office:string-value="cat2" calcext:value-type="string">
            <text:p>cat2</text:p>
          </table:table-cell>
          <table:table-cell table:style-name="ce116" table:formula="of:=[$lesequipes.$B$18]" office:value-type="string" office:string-value="U15G" calcext:value-type="string">
            <text:p>U15G</text:p>
          </table:table-cell>
          <table:table-cell table:style-name="ce116"/>
          <table:table-cell table:style-name="ce115" table:formula="of:=[$lesequipes.$C$10]" office:value-type="string" office:string-value="PA" calcext:value-type="string">
            <text:p>PA</text:p>
          </table:table-cell>
          <table:table-cell table:style-name="ce116" table:formula="of:=[$lesequipes.$D$19]" office:value-type="string" office:string-value="U15G2" calcext:value-type="string">
            <text:p>U15G2</text:p>
          </table:table-cell>
          <table:table-cell table:style-name="ce121" table:formula="of:=[$lesequipes.$F$19]" office:value-type="string" office:string-value="rict15g2" calcext:value-type="string">
            <text:p>rict15g2</text:p>
          </table:table-cell>
          <table:table-cell table:style-name="ce122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19" table:formula="of:=[$lesequipes.$D$21]" office:value-type="string" office:string-value="U15G4" calcext:value-type="string">
            <text:p>U15G4</text:p>
          </table:table-cell>
          <table:table-cell table:style-name="ce121" table:formula="of:=[$lesequipes.$F$21]" office:value-type="string" office:string-value="rict15g4" calcext:value-type="string">
            <text:p>rict15g4</text:p>
          </table:table-cell>
        </table:table-row>
        <table:table-row table:style-name="ro4">
          <table:table-cell table:number-columns-repeated="2"/>
          <table:table-cell table:style-name="ce110" table:formula="of:=[.C16]+1" office:value-type="float" office:value="38" calcext:value-type="float">
            <text:p>38</text:p>
          </table:table-cell>
          <table:table-cell table:style-name="ce112" table:content-validation-name="val1" office:value-type="string" calcext:value-type="string">
            <text:p>2-CCVL</text:p>
          </table:table-cell>
          <table:table-cell table:style-name="ce113" table:formula="of:=[.E15]+1/24/6" office:value-type="time" office:time-value="PT15H10M00S" calcext:value-type="time">
            <text:p>15:10</text:p>
          </table:table-cell>
          <table:table-cell table:style-name="ce114" table:formula="of:=[$lesequipes.$A$18]" office:value-type="string" office:string-value="cat2" calcext:value-type="string">
            <text:p>cat2</text:p>
          </table:table-cell>
          <table:table-cell table:style-name="ce116" table:formula="of:=[$lesequipes.$B$18]" office:value-type="string" office:string-value="U15G" calcext:value-type="string">
            <text:p>U15G</text:p>
          </table:table-cell>
          <table:table-cell table:style-name="ce116"/>
          <table:table-cell table:style-name="ce115" table:formula="of:=[$lesequipes.$C$14]" office:value-type="string" office:string-value="PB" calcext:value-type="string">
            <text:p>PB</text:p>
          </table:table-cell>
          <table:table-cell table:style-name="ce116" table:formula="of:=[$lesequipes.$D$23]" office:value-type="string" office:string-value="U15G6" calcext:value-type="string">
            <text:p>U15G6</text:p>
          </table:table-cell>
          <table:table-cell table:style-name="ce121" table:formula="of:=[$lesequipes.$F$23]" office:value-type="string" office:string-value="rict15g6" calcext:value-type="string">
            <text:p>rict15g6</text:p>
          </table:table-cell>
          <table:table-cell table:style-name="ce122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21" table:formula="of:=[$lesequipes.$D$25]" office:value-type="string" office:string-value="U15G8" calcext:value-type="string">
            <text:p>U15G8</text:p>
          </table:table-cell>
          <table:table-cell table:style-name="ce121" table:formula="of:=[$lesequipes.$F$25]" office:value-type="string" office:string-value="rict15g8" calcext:value-type="string">
            <text:p>rict15g8</text:p>
          </table:table-cell>
        </table:table-row>
        <table:table-row table:style-name="ro4">
          <table:table-cell table:number-columns-repeated="2"/>
          <table:table-cell table:style-name="ce110" table:formula="of:=[.C17]+1" office:value-type="float" office:value="39" calcext:value-type="float">
            <text:p>39</text:p>
          </table:table-cell>
          <table:table-cell table:style-name="ce111" table:content-validation-name="val1" office:value-type="string" calcext:value-type="string">
            <text:p>1-GLC</text:p>
          </table:table-cell>
          <table:table-cell table:style-name="ce113" table:formula="of:=[.E16]+1/24/6" office:value-type="time" office:time-value="PT15H20M00S" calcext:value-type="time">
            <text:p>15:20</text:p>
          </table:table-cell>
          <table:table-cell table:style-name="ce114" table:formula="of:=[$lesequipes.$A$18]" office:value-type="string" office:string-value="cat2" calcext:value-type="string">
            <text:p>cat2</text:p>
          </table:table-cell>
          <table:table-cell table:style-name="ce116" table:formula="of:=[$lesequipes.$B$18]" office:value-type="string" office:string-value="U15G" calcext:value-type="string">
            <text:p>U15G</text:p>
          </table:table-cell>
          <table:table-cell table:style-name="ce116"/>
          <table:table-cell table:style-name="ce115" office:value-type="string" calcext:value-type="string">
            <text:p>PA</text:p>
          </table:table-cell>
          <table:table-cell table:style-name="ce119" table:formula="of:=[$lesequipes.$D$18]" office:value-type="string" office:string-value="U15G1" calcext:value-type="string">
            <text:p>U15G1</text:p>
          </table:table-cell>
          <table:table-cell table:style-name="ce119" table:formula="of:=[$lesequipes.$F$18]" office:value-type="string" office:string-value="rict15g1" calcext:value-type="string">
            <text:p>rict15g1</text:p>
          </table:table-cell>
          <table:table-cell table:style-name="ce122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20" table:formula="of:=[$lesequipes.$D$20]" office:value-type="string" office:string-value="U15G3" calcext:value-type="string">
            <text:p>U15G3</text:p>
          </table:table-cell>
          <table:table-cell table:style-name="ce119" table:formula="of:=[$lesequipes.$F$20]" office:value-type="string" office:string-value="rict15g3" calcext:value-type="string">
            <text:p>rict15g3</text:p>
          </table:table-cell>
        </table:table-row>
        <table:table-row table:style-name="ro4">
          <table:table-cell table:number-columns-repeated="2"/>
          <table:table-cell table:style-name="ce110" table:formula="of:=[.C18]+1" office:value-type="float" office:value="40" calcext:value-type="float">
            <text:p>40</text:p>
          </table:table-cell>
          <table:table-cell table:style-name="ce112" table:content-validation-name="val1" office:value-type="string" calcext:value-type="string">
            <text:p>2-CCVL</text:p>
          </table:table-cell>
          <table:table-cell table:style-name="ce113" table:formula="of:=[.E17]+1/24/6" office:value-type="time" office:time-value="PT15H20M00S" calcext:value-type="time">
            <text:p>15:20</text:p>
          </table:table-cell>
          <table:table-cell table:style-name="ce114" table:formula="of:=[$lesequipes.$A$18]" office:value-type="string" office:string-value="cat2" calcext:value-type="string">
            <text:p>cat2</text:p>
          </table:table-cell>
          <table:table-cell table:style-name="ce116" table:formula="of:=[$lesequipes.$B$18]" office:value-type="string" office:string-value="U15G" calcext:value-type="string">
            <text:p>U15G</text:p>
          </table:table-cell>
          <table:table-cell table:style-name="ce116"/>
          <table:table-cell table:style-name="ce115" table:formula="of:=[$lesequipes.$C$14]" office:value-type="string" office:string-value="PB" calcext:value-type="string">
            <text:p>PB</text:p>
          </table:table-cell>
          <table:table-cell table:style-name="ce119" table:formula="of:=[$lesequipes.$D$22]" office:value-type="string" office:string-value="U15G5" calcext:value-type="string">
            <text:p>U15G5</text:p>
          </table:table-cell>
          <table:table-cell table:style-name="ce119" table:formula="of:=[$lesequipes.$F$22]" office:value-type="string" office:string-value="rict15g5" calcext:value-type="string">
            <text:p>rict15g5</text:p>
          </table:table-cell>
          <table:table-cell table:style-name="ce123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21" table:formula="of:=[$lesequipes.$D$24]" office:value-type="string" office:string-value="U15G7" calcext:value-type="string">
            <text:p>U15G7</text:p>
          </table:table-cell>
          <table:table-cell table:style-name="ce121" table:formula="of:=[$lesequipes.$F$16]" office:value-type="string" office:string-value="dist13g7" calcext:value-type="string">
            <text:p>dist13g7</text:p>
          </table:table-cell>
        </table:table-row>
        <table:table-row table:style-name="ro4">
          <table:table-cell table:number-columns-repeated="2"/>
          <table:table-cell table:style-name="ce110" table:formula="of:=[.C19]+1" office:value-type="float" office:value="41" calcext:value-type="float">
            <text:p>41</text:p>
          </table:table-cell>
          <table:table-cell table:style-name="ce109" table:content-validation-name="val1" office:value-type="string" calcext:value-type="string">
            <text:p>1-GLC</text:p>
          </table:table-cell>
          <table:table-cell table:style-name="ce113" table:formula="of:=[.E18]+1/24/6" office:value-type="time" office:time-value="PT15H30M00S" calcext:value-type="time">
            <text:p>15:30</text:p>
          </table:table-cell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115" table:formula="of:=[$lesequipes.$B$10]" office:value-type="string" office:string-value="U13G" calcext:value-type="string">
            <text:p>U13G</text:p>
          </table:table-cell>
          <table:table-cell table:style-name="ce115"/>
          <table:table-cell table:style-name="ce115" office:value-type="string" calcext:value-type="string">
            <text:p>PB</text:p>
          </table:table-cell>
          <table:table-cell table:style-name="ce121" table:formula="of:=[$lesequipes.$D$16]" office:value-type="string" office:string-value="U13G7" calcext:value-type="string">
            <text:p>U13G7</text:p>
          </table:table-cell>
          <table:table-cell table:style-name="ce121" table:formula="of:=[$lesequipes.$F$16]" office:value-type="string" office:string-value="dist13g7" calcext:value-type="string">
            <text:p>dist13g7</text:p>
          </table:table-cell>
          <table:table-cell table:style-name="ce123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16" table:formula="of:=[$lesequipes.$D$15]" office:value-type="string" office:string-value="U13G6" calcext:value-type="string">
            <text:p>U13G6</text:p>
          </table:table-cell>
          <table:table-cell table:style-name="ce121" table:formula="of:=[$lesequipes.$F$15]" office:value-type="string" office:string-value="dist13g6" calcext:value-type="string">
            <text:p>dist13g6</text:p>
          </table:table-cell>
        </table:table-row>
        <table:table-row table:style-name="ro4">
          <table:table-cell table:number-columns-repeated="2"/>
          <table:table-cell table:style-name="ce110" table:formula="of:=[.C20]+1" office:value-type="float" office:value="42" calcext:value-type="float">
            <text:p>42</text:p>
          </table:table-cell>
          <table:table-cell table:style-name="ce109" table:content-validation-name="val1" office:value-type="string" calcext:value-type="string">
            <text:p>2-CCVL</text:p>
          </table:table-cell>
          <table:table-cell table:style-name="ce113" table:formula="of:=[.E19]+1/24/6" office:value-type="time" office:time-value="PT15H30M00S" calcext:value-type="time">
            <text:p>15:30</text:p>
          </table:table-cell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115" table:formula="of:=[$lesequipes.$B$10]" office:value-type="string" office:string-value="U13G" calcext:value-type="string">
            <text:p>U13G</text:p>
          </table:table-cell>
          <table:table-cell table:style-name="ce115"/>
          <table:table-cell table:style-name="ce115" office:value-type="string" calcext:value-type="string">
            <text:p>PA</text:p>
          </table:table-cell>
          <table:table-cell table:style-name="ce116" table:formula="of:=[$lesequipes.$D$11]" office:value-type="string" office:string-value="U13G2" calcext:value-type="string">
            <text:p>U13G2</text:p>
          </table:table-cell>
          <table:table-cell table:style-name="ce121" table:formula="of:=[$lesequipes.$F$11]" office:value-type="string" office:string-value="dist13g2" calcext:value-type="string">
            <text:p>dist13g2</text:p>
          </table:table-cell>
          <table:table-cell table:style-name="ce123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20" table:formula="of:=[$lesequipes.$D$12]" office:value-type="string" office:string-value="U13G3" calcext:value-type="string">
            <text:p>U13G3</text:p>
          </table:table-cell>
          <table:table-cell table:style-name="ce119" table:formula="of:=[$lesequipes.$F$12]" office:value-type="string" office:string-value="dist13g3" calcext:value-type="string">
            <text:p>dist13g3</text:p>
          </table:table-cell>
        </table:table-row>
        <table:table-row table:style-name="ro4">
          <table:table-cell table:number-columns-repeated="2"/>
          <table:table-cell table:style-name="ce110" table:formula="of:=[.C21]+1" office:value-type="float" office:value="43" calcext:value-type="float">
            <text:p>43</text:p>
          </table:table-cell>
          <table:table-cell table:style-name="ce111" table:content-validation-name="val1" office:value-type="string" calcext:value-type="string">
            <text:p>1-GLC</text:p>
          </table:table-cell>
          <table:table-cell table:style-name="ce113" table:formula="of:=[.E20]+1/24/6" office:value-type="time" office:time-value="PT15H40M00S" calcext:value-type="time">
            <text:p>15:40</text:p>
          </table:table-cell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115" table:formula="of:=[$lesequipes.$B$10]" office:value-type="string" office:string-value="U13G" calcext:value-type="string">
            <text:p>U13G</text:p>
          </table:table-cell>
          <table:table-cell table:style-name="ce115"/>
          <table:table-cell table:style-name="ce115" office:value-type="string" calcext:value-type="string">
            <text:p>PB</text:p>
          </table:table-cell>
          <table:table-cell table:style-name="ce121" table:formula="of:=[$lesequipes.$D$17]" office:value-type="string" office:string-value="U13G8" calcext:value-type="string">
            <text:p>U13G8</text:p>
          </table:table-cell>
          <table:table-cell table:style-name="ce121" table:formula="of:=[$lesequipes.$F$17]" office:value-type="string" office:string-value="dist13g8" calcext:value-type="string">
            <text:p>dist13g8</text:p>
          </table:table-cell>
          <table:table-cell table:style-name="ce123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19" table:formula="of:=[$lesequipes.$D$14]" office:value-type="string" office:string-value="U13G5" calcext:value-type="string">
            <text:p>U13G5</text:p>
          </table:table-cell>
          <table:table-cell table:style-name="ce119" table:formula="of:=[$lesequipes.$F$14]" office:value-type="string" office:string-value="dist13g5" calcext:value-type="string">
            <text:p>dist13g5</text:p>
          </table:table-cell>
        </table:table-row>
        <table:table-row table:style-name="ro4">
          <table:table-cell table:number-columns-repeated="2"/>
          <table:table-cell table:style-name="ce110" table:formula="of:=[.C22]+1" office:value-type="float" office:value="44" calcext:value-type="float">
            <text:p>44</text:p>
          </table:table-cell>
          <table:table-cell table:style-name="ce112" table:content-validation-name="val1" office:value-type="string" calcext:value-type="string">
            <text:p>2-CCVL</text:p>
          </table:table-cell>
          <table:table-cell table:style-name="ce113" table:formula="of:=[.E21]+1/24/6" office:value-type="time" office:time-value="PT15H40M00S" calcext:value-type="time">
            <text:p>15:40</text:p>
          </table:table-cell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115" table:formula="of:=[$lesequipes.$B$10]" office:value-type="string" office:string-value="U13G" calcext:value-type="string">
            <text:p>U13G</text:p>
          </table:table-cell>
          <table:table-cell table:style-name="ce115"/>
          <table:table-cell table:style-name="ce115" office:value-type="string" calcext:value-type="string">
            <text:p>PA</text:p>
          </table:table-cell>
          <table:table-cell table:style-name="ce119" table:formula="of:=[$lesequipes.$D$13]" office:value-type="string" office:string-value="U13G4" calcext:value-type="string">
            <text:p>U13G4</text:p>
          </table:table-cell>
          <table:table-cell table:style-name="ce121" table:formula="of:=[$lesequipes.$F$13]" office:value-type="string" office:string-value="dist13g4" calcext:value-type="string">
            <text:p>dist13g4</text:p>
          </table:table-cell>
          <table:table-cell table:style-name="ce123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19" table:formula="of:=[$lesequipes.$D$10]" office:value-type="string" office:string-value="U13G1" calcext:value-type="string">
            <text:p>U13G1</text:p>
          </table:table-cell>
          <table:table-cell table:style-name="ce119" table:formula="of:=[$lesequipes.$F$10]" office:value-type="string" office:string-value="dist13g1" calcext:value-type="string">
            <text:p>dist13g1</text:p>
          </table:table-cell>
        </table:table-row>
        <table:table-row table:style-name="ro4">
          <table:table-cell table:number-columns-repeated="2"/>
          <table:table-cell table:style-name="ce110" table:formula="of:=[.C23]+1" office:value-type="float" office:value="45" calcext:value-type="float">
            <text:p>45</text:p>
          </table:table-cell>
          <table:table-cell table:style-name="ce111" table:content-validation-name="val1" office:value-type="string" calcext:value-type="string">
            <text:p>1-GLC</text:p>
          </table:table-cell>
          <table:table-cell table:style-name="ce113" table:formula="of:=[.E22]+1/24/6" office:value-type="time" office:time-value="PT15H50M00S" calcext:value-type="time">
            <text:p>15:50</text:p>
          </table:table-cell>
          <table:table-cell table:style-name="ce114" table:formula="of:=[$lesequipes.$A$18]" office:value-type="string" office:string-value="cat2" calcext:value-type="string">
            <text:p>cat2</text:p>
          </table:table-cell>
          <table:table-cell table:style-name="ce116" table:formula="of:=[$lesequipes.$B$18]" office:value-type="string" office:string-value="U15G" calcext:value-type="string">
            <text:p>U15G</text:p>
          </table:table-cell>
          <table:table-cell table:style-name="ce116"/>
          <table:table-cell table:style-name="ce115" office:value-type="string" calcext:value-type="string">
            <text:p>PB</text:p>
          </table:table-cell>
          <table:table-cell table:style-name="ce121" table:formula="of:=[$lesequipes.$D$24]" office:value-type="string" office:string-value="U15G7" calcext:value-type="string">
            <text:p>U15G7</text:p>
          </table:table-cell>
          <table:table-cell table:style-name="ce121" table:formula="of:=[$lesequipes.$F$16]" office:value-type="string" office:string-value="dist13g7" calcext:value-type="string">
            <text:p>dist13g7</text:p>
          </table:table-cell>
          <table:table-cell table:style-name="ce123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16" table:formula="of:=[$lesequipes.$D$23]" office:value-type="string" office:string-value="U15G6" calcext:value-type="string">
            <text:p>U15G6</text:p>
          </table:table-cell>
          <table:table-cell table:style-name="ce121" table:formula="of:=[$lesequipes.$F$15]" office:value-type="string" office:string-value="dist13g6" calcext:value-type="string">
            <text:p>dist13g6</text:p>
          </table:table-cell>
        </table:table-row>
        <table:table-row table:style-name="ro4">
          <table:table-cell table:number-columns-repeated="2"/>
          <table:table-cell table:style-name="ce110" table:formula="of:=[.C24]+1" office:value-type="float" office:value="46" calcext:value-type="float">
            <text:p>46</text:p>
          </table:table-cell>
          <table:table-cell table:style-name="ce112" table:content-validation-name="val1" office:value-type="string" calcext:value-type="string">
            <text:p>2-CCVL</text:p>
          </table:table-cell>
          <table:table-cell table:style-name="ce113" table:formula="of:=[.E23]+1/24/6" office:value-type="time" office:time-value="PT15H50M00S" calcext:value-type="time">
            <text:p>15:50</text:p>
          </table:table-cell>
          <table:table-cell table:style-name="ce114" table:formula="of:=[$lesequipes.$A$18]" office:value-type="string" office:string-value="cat2" calcext:value-type="string">
            <text:p>cat2</text:p>
          </table:table-cell>
          <table:table-cell table:style-name="ce116" table:formula="of:=[$lesequipes.$B$18]" office:value-type="string" office:string-value="U15G" calcext:value-type="string">
            <text:p>U15G</text:p>
          </table:table-cell>
          <table:table-cell table:style-name="ce116"/>
          <table:table-cell table:style-name="ce115" office:value-type="string" calcext:value-type="string">
            <text:p>PA</text:p>
          </table:table-cell>
          <table:table-cell table:style-name="ce116" table:formula="of:=[$lesequipes.$D$19]" office:value-type="string" office:string-value="U15G2" calcext:value-type="string">
            <text:p>U15G2</text:p>
          </table:table-cell>
          <table:table-cell table:style-name="ce121" table:formula="of:=[$lesequipes.$F$11]" office:value-type="string" office:string-value="dist13g2" calcext:value-type="string">
            <text:p>dist13g2</text:p>
          </table:table-cell>
          <table:table-cell table:style-name="ce123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20" table:formula="of:=[$lesequipes.$D$20]" office:value-type="string" office:string-value="U15G3" calcext:value-type="string">
            <text:p>U15G3</text:p>
          </table:table-cell>
          <table:table-cell table:style-name="ce119" table:formula="of:=[$lesequipes.$F$12]" office:value-type="string" office:string-value="dist13g3" calcext:value-type="string">
            <text:p>dist13g3</text:p>
          </table:table-cell>
        </table:table-row>
        <table:table-row table:style-name="ro4">
          <table:table-cell table:number-columns-repeated="2"/>
          <table:table-cell table:style-name="ce110" table:formula="of:=[.C25]+1" office:value-type="float" office:value="47" calcext:value-type="float">
            <text:p>47</text:p>
          </table:table-cell>
          <table:table-cell table:style-name="ce111" table:content-validation-name="val1" office:value-type="string" calcext:value-type="string">
            <text:p>1-GLC</text:p>
          </table:table-cell>
          <table:table-cell table:style-name="ce113" table:formula="of:=[.E24]+1/24/6" office:value-type="time" office:time-value="PT16H00M00S" calcext:value-type="time">
            <text:p>16:00</text:p>
          </table:table-cell>
          <table:table-cell table:style-name="ce114" table:formula="of:=[$lesequipes.$A$18]" office:value-type="string" office:string-value="cat2" calcext:value-type="string">
            <text:p>cat2</text:p>
          </table:table-cell>
          <table:table-cell table:style-name="ce116" table:formula="of:=[$lesequipes.$B$18]" office:value-type="string" office:string-value="U15G" calcext:value-type="string">
            <text:p>U15G</text:p>
          </table:table-cell>
          <table:table-cell table:style-name="ce116"/>
          <table:table-cell table:style-name="ce115" office:value-type="string" calcext:value-type="string">
            <text:p>PB</text:p>
          </table:table-cell>
          <table:table-cell table:style-name="ce121" table:formula="of:=[$lesequipes.$D$25]" office:value-type="string" office:string-value="U15G8" calcext:value-type="string">
            <text:p>U15G8</text:p>
          </table:table-cell>
          <table:table-cell table:style-name="ce121" table:formula="of:=[$lesequipes.$F$17]" office:value-type="string" office:string-value="dist13g8" calcext:value-type="string">
            <text:p>dist13g8</text:p>
          </table:table-cell>
          <table:table-cell table:style-name="ce123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19" table:formula="of:=[$lesequipes.$D$22]" office:value-type="string" office:string-value="U15G5" calcext:value-type="string">
            <text:p>U15G5</text:p>
          </table:table-cell>
          <table:table-cell table:style-name="ce119" table:formula="of:=[$lesequipes.$F$14]" office:value-type="string" office:string-value="dist13g5" calcext:value-type="string">
            <text:p>dist13g5</text:p>
          </table:table-cell>
        </table:table-row>
        <table:table-row table:style-name="ro4">
          <table:table-cell table:number-columns-repeated="2"/>
          <table:table-cell table:style-name="ce110" table:formula="of:=[.C26]+1" office:value-type="float" office:value="48" calcext:value-type="float">
            <text:p>48</text:p>
          </table:table-cell>
          <table:table-cell table:style-name="ce112" table:content-validation-name="val1" office:value-type="string" calcext:value-type="string">
            <text:p>2-CCVL</text:p>
          </table:table-cell>
          <table:table-cell table:style-name="ce113" table:formula="of:=[.E25]+1/24/6" office:value-type="time" office:time-value="PT16H00M00S" calcext:value-type="time">
            <text:p>16:00</text:p>
          </table:table-cell>
          <table:table-cell table:style-name="ce114" table:formula="of:=[$lesequipes.$A$18]" office:value-type="string" office:string-value="cat2" calcext:value-type="string">
            <text:p>cat2</text:p>
          </table:table-cell>
          <table:table-cell table:style-name="ce116" table:formula="of:=[$lesequipes.$B$18]" office:value-type="string" office:string-value="U15G" calcext:value-type="string">
            <text:p>U15G</text:p>
          </table:table-cell>
          <table:table-cell table:style-name="ce116"/>
          <table:table-cell table:style-name="ce115" office:value-type="string" calcext:value-type="string">
            <text:p>PA</text:p>
          </table:table-cell>
          <table:table-cell table:style-name="ce119" table:formula="of:=[$lesequipes.$D$21]" office:value-type="string" office:string-value="U15G4" calcext:value-type="string">
            <text:p>U15G4</text:p>
          </table:table-cell>
          <table:table-cell table:style-name="ce121" table:formula="of:=[$lesequipes.$F$13]" office:value-type="string" office:string-value="dist13g4" calcext:value-type="string">
            <text:p>dist13g4</text:p>
          </table:table-cell>
          <table:table-cell table:style-name="ce123" table:content-validation-name="val2"/>
          <table:table-cell table:style-name="ce124" table:content-validation-name="val3" table:number-columns-repeated="2"/>
          <table:table-cell table:style-name="ce123" table:content-validation-name="val2"/>
          <table:table-cell table:style-name="ce119" table:formula="of:=[$lesequipes.$D$18]" office:value-type="string" office:string-value="U15G1" calcext:value-type="string">
            <text:p>U15G1</text:p>
          </table:table-cell>
          <table:table-cell table:style-name="ce119" table:formula="of:=[$lesequipes.$F$10]" office:value-type="string" office:string-value="dist13g1" calcext:value-type="string">
            <text:p>dist13g1</text:p>
          </table:table-cell>
        </table:table-row>
        <table:table-row table:style-name="ro3">
          <table:table-cell table:number-columns-repeated="2"/>
          <table:table-cell table:style-name="ce58" table:number-columns-repeated="3"/>
          <table:table-cell table:style-name="ce64"/>
          <table:table-cell table:style-name="ce58" table:number-columns-repeated="11"/>
        </table:table-row>
        <table:table-row table:style-name="ro3" table:number-rows-repeated="1048547">
          <table:table-cell table:number-columns-repeated="17"/>
        </table:table-row>
        <table:table-row table:style-name="ro3">
          <table:table-cell table:number-columns-repeated="17"/>
        </table:table-row>
        <calcext:conditional-formats>
          <calcext:conditional-format calcext:target-range-address="finales.C5:finales.Q27 finales.C4:finales.H4 finales.J4:finales.Q4">
            <calcext:condition calcext:apply-style-name="cat1_PA_stype" calcext:value="formula-is(COM.MICROSOFT.CONCAT([.$F4];&quot;_&quot;;[.$I4])=&quot;cat1_PA&quot;)" calcext:base-cell-address="finales.C4"/>
            <calcext:condition calcext:apply-style-name="cat1_PB_stype" calcext:value="formula-is(COM.MICROSOFT.CONCAT([.$F4];&quot;_&quot;;[.$I4])=&quot;cat1_PB&quot;)" calcext:base-cell-address="finales.C4"/>
            <calcext:condition calcext:apply-style-name="cat2_PA_stype" calcext:value="formula-is(COM.MICROSOFT.CONCAT([.$F4];&quot;_&quot;;[.$I4])=&quot;cat2_PA&quot;)" calcext:base-cell-address="finales.C4"/>
            <calcext:condition calcext:apply-style-name="cat2_PB_stype" calcext:value="formula-is(COM.MICROSOFT.CONCAT([.$F4];&quot;_&quot;;[.$I4])=&quot;cat2_PB&quot;)" calcext:base-cell-address="finales.C4"/>
          </calcext:conditional-format>
        </calcext:conditional-formats>
      </table:table>
      <table:table table:name="Feuille6" table:style-name="ta1">
        <office:forms form:automatic-focus="false" form:apply-design-mode="false"/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buts" table:target-range-address="info.A15:info.A24" table:on-update-keep-styles="true" table:on-update-keep-size="false"/>
        <table:database-range table:name="points" table:target-range-address="info.A10:info.A13" table:on-update-keep-styles="true" table:on-update-keep-size="false"/>
        <table:database-range table:name="salles" table:target-range-address="info.B5:info.B6" table:on-update-keep-styles="true" table:on-update-keep-size="false"/>
        <table:database-range table:name="__Anonymous_Sheet_DB__2" table:target-range-address="matchspoules.C3:matchspoules.P2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date-style style:name="N116">
      <number:month/>
      <number:text>in</number:text>
    </number:date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number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0114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20114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14P0"/>
    </number:number-style>
    <number:number-style style:name="N2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20115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15P0"/>
    </number:number-style>
    <number:number-style style:name="N2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20116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16P0"/>
    </number:number-style>
    <number:number-style style:name="N20117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2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17P0"/>
    </number:number-style>
    <number:date-style style:name="N2011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19" number:language="fr" number:country="FR">
      <number:day number:style="long"/>
      <number:text>-</number:text>
      <number:month number:textual="true"/>
    </number:date-style>
    <number:date-style style:name="N20120" number:language="fr" number:country="FR">
      <number:month number:textual="true"/>
      <number:text>-</number:text>
      <number:year/>
    </number:date-style>
    <number:time-style style:name="N20121" number:language="fr" number:country="FR">
      <number:hours/>
      <number:text>:</number:text>
      <number:minutes number:style="long"/>
      <number:text> </number:text>
      <number:am-pm/>
    </number:time-style>
    <number:time-style style:name="N2012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2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2012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3P0"/>
    </number:number-style>
    <number:number-style style:name="N2012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2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4P0"/>
    </number:number-style>
    <number:number-style style:name="N2012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20125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25P0"/>
    </number:number-style>
    <number:number-style style:name="N2012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2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26P0"/>
    </number:number-style>
    <number:number-style style:name="N20127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20127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20127P2" style:volatile="true" number:language="fr" number:country="FR">
      <number:text> -    </number:text>
    </number:number-style>
    <number:text-style style:name="N20127" number:language="fr" number:country="FR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2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2012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20128P2" style:volatile="true" number:language="fr" number:country="FR">
      <number:text> - € </number:text>
    </number:number-style>
    <number:text-style style:name="N20128" number:language="fr" number:country="FR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29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20129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20129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20129" number:language="fr" number:country="FR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0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20130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20130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20130" number:language="fr" number:country="FR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time-style style:name="N20131" number:language="fr" number:country="FR">
      <number:minutes number:style="long"/>
      <number:text>:</number:text>
      <number:seconds number:style="long"/>
    </number:time-style>
    <number:time-style style:name="N2013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3" number:language="fr" number:country="FR">
      <number:minutes number:style="long"/>
      <number:text>:</number:text>
      <number:seconds number:style="long" number:decimal-places="1"/>
    </number:time-style>
    <number:number-style style:name="N20134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t1_5f_PA_5f_stype" style:display-name="cat1_PA_stype" style:family="table-cell" style:parent-style-name="Default">
      <style:table-cell-properties fo:background-color="#64b5f6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1_5f_PB_5f_stype" style:display-name="cat1_PB_stype" style:family="table-cell" style:parent-style-name="Default">
      <style:table-cell-properties fo:background-color="#80cbc4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A_5f_stype" style:display-name="cat2_PA_stype" style:family="table-cell" style:parent-style-name="Default">
      <style:table-cell-properties fo:background-color="#b39ddb" style:diagonal-bl-tr="none" style:diagonal-tl-br="non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B_5f_stype" style:display-name="cat2_PB_stype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19:42:58.7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26:38.397000000</meta:creation-date>
    <dc:date>2023-11-19T11:30:26.060000000</dc:date>
    <meta:editing-duration>P4DT5H2M40S</meta:editing-duration>
    <meta:editing-cycles>115</meta:editing-cycles>
    <meta:generator>LibreOffice/7.5.4.2$Windows_X86_64 LibreOffice_project/36ccfdc35048b057fd9854c757a8b67ec53977b6</meta:generator>
    <meta:document-statistic meta:table-count="6" meta:cell-count="1002" meta:object-count="1"/>
  </office:meta>
</office:document-meta>
</file>